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8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anon</text:p>
          </table:table-cell>
          <table:table-cell office:value-type="string" calcext:value-type="string">
            <text:p>kernel_stack</text:p>
          </table:table-cell>
          <table:table-cell office:value-type="string" calcext:value-type="string">
            <text:p>slab</text:p>
          </table:table-cell>
          <table:table-cell office:value-type="string" calcext:value-type="string">
            <text:p>sock</text:p>
          </table:table-cell>
          <table:table-cell office:value-type="string" calcext:value-type="string">
            <text:p>anon_thp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2023-01-08 18:38:47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7891" calcext:value-type="float">
            <text:p>40,87891</text:p>
          </table:table-cell>
          <table:table-cell/>
          <table:table-cell table:formula="of:=SUM([.B2:.G2])" office:value-type="float" office:value="41.5858649" calcext:value-type="float">
            <text:p>41,5858649</text:p>
          </table:table-cell>
        </table:table-row>
        <table:table-row table:style-name="ro1">
          <table:table-cell office:value-type="string" calcext:value-type="string">
            <text:p>2023-01-08 18:38:46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7891" calcext:value-type="float">
            <text:p>40,87891</text:p>
          </table:table-cell>
          <table:table-cell/>
          <table:table-cell table:formula="of:=SUM([.B3:.G3])" office:value-type="float" office:value="41.5858649" calcext:value-type="float">
            <text:p>41,5858649</text:p>
          </table:table-cell>
        </table:table-row>
        <table:table-row table:style-name="ro1">
          <table:table-cell office:value-type="string" calcext:value-type="string">
            <text:p>2023-01-08 18:38:45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7891" calcext:value-type="float">
            <text:p>40,87891</text:p>
          </table:table-cell>
          <table:table-cell/>
          <table:table-cell table:formula="of:=SUM([.B4:.G4])" office:value-type="float" office:value="41.5858649" calcext:value-type="float">
            <text:p>41,5858649</text:p>
          </table:table-cell>
        </table:table-row>
        <table:table-row table:style-name="ro1">
          <table:table-cell office:value-type="string" calcext:value-type="string">
            <text:p>2023-01-08 18:38:44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7891" calcext:value-type="float">
            <text:p>40,87891</text:p>
          </table:table-cell>
          <table:table-cell/>
          <table:table-cell table:formula="of:=SUM([.B5:.G5])" office:value-type="float" office:value="41.5858649" calcext:value-type="float">
            <text:p>41,5858649</text:p>
          </table:table-cell>
        </table:table-row>
        <table:table-row table:style-name="ro1">
          <table:table-cell office:value-type="string" calcext:value-type="string">
            <text:p>2023-01-08 18:38:43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7891" calcext:value-type="float">
            <text:p>40,87891</text:p>
          </table:table-cell>
          <table:table-cell/>
          <table:table-cell table:formula="of:=SUM([.B6:.G6])" office:value-type="float" office:value="41.5858649" calcext:value-type="float">
            <text:p>41,5858649</text:p>
          </table:table-cell>
        </table:table-row>
        <table:table-row table:style-name="ro1">
          <table:table-cell office:value-type="string" calcext:value-type="string">
            <text:p>2023-01-08 18:38:42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7891" calcext:value-type="float">
            <text:p>40,87891</text:p>
          </table:table-cell>
          <table:table-cell/>
          <table:table-cell table:formula="of:=SUM([.B7:.G7])" office:value-type="float" office:value="41.5858649" calcext:value-type="float">
            <text:p>41,5858649</text:p>
          </table:table-cell>
        </table:table-row>
        <table:table-row table:style-name="ro1">
          <table:table-cell office:value-type="string" calcext:value-type="string">
            <text:p>2023-01-08 18:38:41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7891" calcext:value-type="float">
            <text:p>40,87891</text:p>
          </table:table-cell>
          <table:table-cell/>
          <table:table-cell table:formula="of:=SUM([.B8:.G8])" office:value-type="float" office:value="41.5858649" calcext:value-type="float">
            <text:p>41,5858649</text:p>
          </table:table-cell>
        </table:table-row>
        <table:table-row table:style-name="ro1">
          <table:table-cell office:value-type="string" calcext:value-type="string">
            <text:p>2023-01-08 18:38:40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7891" calcext:value-type="float">
            <text:p>40,87891</text:p>
          </table:table-cell>
          <table:table-cell/>
          <table:table-cell table:formula="of:=SUM([.B9:.G9])" office:value-type="float" office:value="41.5858649" calcext:value-type="float">
            <text:p>41,5858649</text:p>
          </table:table-cell>
        </table:table-row>
        <table:table-row table:style-name="ro1">
          <table:table-cell office:value-type="string" calcext:value-type="string">
            <text:p>2023-01-08 18:38:39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7891" calcext:value-type="float">
            <text:p>40,87891</text:p>
          </table:table-cell>
          <table:table-cell/>
          <table:table-cell table:formula="of:=SUM([.B10:.G10])" office:value-type="float" office:value="41.5858649" calcext:value-type="float">
            <text:p>41,5858649</text:p>
          </table:table-cell>
        </table:table-row>
        <table:table-row table:style-name="ro1">
          <table:table-cell office:value-type="string" calcext:value-type="string">
            <text:p>2023-01-08 18:38:38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7891" calcext:value-type="float">
            <text:p>40,87891</text:p>
          </table:table-cell>
          <table:table-cell/>
          <table:table-cell table:formula="of:=SUM([.B11:.G11])" office:value-type="float" office:value="41.5858649" calcext:value-type="float">
            <text:p>41,5858649</text:p>
          </table:table-cell>
        </table:table-row>
        <table:table-row table:style-name="ro1">
          <table:table-cell office:value-type="string" calcext:value-type="string">
            <text:p>2023-01-08 18:38:37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7891" calcext:value-type="float">
            <text:p>40,87891</text:p>
          </table:table-cell>
          <table:table-cell/>
          <table:table-cell table:formula="of:=SUM([.B12:.G12])" office:value-type="float" office:value="41.5858649" calcext:value-type="float">
            <text:p>41,5858649</text:p>
          </table:table-cell>
        </table:table-row>
        <table:table-row table:style-name="ro1">
          <table:table-cell office:value-type="string" calcext:value-type="string">
            <text:p>2023-01-08 18:38:36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7891" calcext:value-type="float">
            <text:p>40,87891</text:p>
          </table:table-cell>
          <table:table-cell/>
          <table:table-cell table:formula="of:=SUM([.B13:.G13])" office:value-type="float" office:value="41.5858649" calcext:value-type="float">
            <text:p>41,5858649</text:p>
          </table:table-cell>
        </table:table-row>
        <table:table-row table:style-name="ro1">
          <table:table-cell office:value-type="string" calcext:value-type="string">
            <text:p>2023-01-08 18:38:35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7891" calcext:value-type="float">
            <text:p>40,87891</text:p>
          </table:table-cell>
          <table:table-cell/>
          <table:table-cell table:formula="of:=SUM([.B14:.G14])" office:value-type="float" office:value="41.5858649" calcext:value-type="float">
            <text:p>41,5858649</text:p>
          </table:table-cell>
        </table:table-row>
        <table:table-row table:style-name="ro1">
          <table:table-cell office:value-type="string" calcext:value-type="string">
            <text:p>2023-01-08 18:38:34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7891" calcext:value-type="float">
            <text:p>40,87891</text:p>
          </table:table-cell>
          <table:table-cell/>
          <table:table-cell table:formula="of:=SUM([.B15:.G15])" office:value-type="float" office:value="41.5858649" calcext:value-type="float">
            <text:p>41,5858649</text:p>
          </table:table-cell>
        </table:table-row>
        <table:table-row table:style-name="ro1">
          <table:table-cell office:value-type="string" calcext:value-type="string">
            <text:p>2023-01-08 18:38:33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7891" calcext:value-type="float">
            <text:p>40,87891</text:p>
          </table:table-cell>
          <table:table-cell/>
          <table:table-cell table:formula="of:=SUM([.B16:.G16])" office:value-type="float" office:value="41.5858649" calcext:value-type="float">
            <text:p>41,5858649</text:p>
          </table:table-cell>
        </table:table-row>
        <table:table-row table:style-name="ro1">
          <table:table-cell office:value-type="string" calcext:value-type="string">
            <text:p>2023-01-08 18:38:32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7891" calcext:value-type="float">
            <text:p>40,87891</text:p>
          </table:table-cell>
          <table:table-cell/>
          <table:table-cell table:formula="of:=SUM([.B17:.G17])" office:value-type="float" office:value="41.5858649" calcext:value-type="float">
            <text:p>41,5858649</text:p>
          </table:table-cell>
        </table:table-row>
        <table:table-row table:style-name="ro1">
          <table:table-cell office:value-type="string" calcext:value-type="string">
            <text:p>2023-01-08 18:38:31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7891" calcext:value-type="float">
            <text:p>40,87891</text:p>
          </table:table-cell>
          <table:table-cell/>
          <table:table-cell table:formula="of:=SUM([.B18:.G18])" office:value-type="float" office:value="41.5858649" calcext:value-type="float">
            <text:p>41,5858649</text:p>
          </table:table-cell>
        </table:table-row>
        <table:table-row table:style-name="ro1">
          <table:table-cell office:value-type="string" calcext:value-type="string">
            <text:p>2023-01-08 18:38:30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7891" calcext:value-type="float">
            <text:p>40,87891</text:p>
          </table:table-cell>
          <table:table-cell/>
          <table:table-cell table:formula="of:=SUM([.B19:.G19])" office:value-type="float" office:value="41.5858649" calcext:value-type="float">
            <text:p>41,5858649</text:p>
          </table:table-cell>
        </table:table-row>
        <table:table-row table:style-name="ro1">
          <table:table-cell office:value-type="string" calcext:value-type="string">
            <text:p>2023-01-08 18:38:29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7891" calcext:value-type="float">
            <text:p>40,87891</text:p>
          </table:table-cell>
          <table:table-cell/>
          <table:table-cell table:formula="of:=SUM([.B20:.G20])" office:value-type="float" office:value="41.5858649" calcext:value-type="float">
            <text:p>41,5858649</text:p>
          </table:table-cell>
        </table:table-row>
        <table:table-row table:style-name="ro1">
          <table:table-cell office:value-type="string" calcext:value-type="string">
            <text:p>2023-01-08 18:38:28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7891" calcext:value-type="float">
            <text:p>40,87891</text:p>
          </table:table-cell>
          <table:table-cell/>
          <table:table-cell table:formula="of:=SUM([.B21:.G21])" office:value-type="float" office:value="41.5858649" calcext:value-type="float">
            <text:p>41,5858649</text:p>
          </table:table-cell>
        </table:table-row>
        <table:table-row table:style-name="ro1">
          <table:table-cell office:value-type="string" calcext:value-type="string">
            <text:p>2023-01-08 18:38:27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7891" calcext:value-type="float">
            <text:p>40,87891</text:p>
          </table:table-cell>
          <table:table-cell/>
          <table:table-cell table:formula="of:=SUM([.B22:.G22])" office:value-type="float" office:value="41.5858649" calcext:value-type="float">
            <text:p>41,5858649</text:p>
          </table:table-cell>
        </table:table-row>
        <table:table-row table:style-name="ro1">
          <table:table-cell office:value-type="string" calcext:value-type="string">
            <text:p>2023-01-08 18:38:26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7891" calcext:value-type="float">
            <text:p>40,87891</text:p>
          </table:table-cell>
          <table:table-cell/>
          <table:table-cell table:formula="of:=SUM([.B23:.G23])" office:value-type="float" office:value="41.5858649" calcext:value-type="float">
            <text:p>41,5858649</text:p>
          </table:table-cell>
        </table:table-row>
        <table:table-row table:style-name="ro1">
          <table:table-cell office:value-type="string" calcext:value-type="string">
            <text:p>2023-01-08 18:38:25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7891" calcext:value-type="float">
            <text:p>40,87891</text:p>
          </table:table-cell>
          <table:table-cell/>
          <table:table-cell table:formula="of:=SUM([.B24:.G24])" office:value-type="float" office:value="41.5858649" calcext:value-type="float">
            <text:p>41,5858649</text:p>
          </table:table-cell>
        </table:table-row>
        <table:table-row table:style-name="ro1">
          <table:table-cell office:value-type="string" calcext:value-type="string">
            <text:p>2023-01-08 18:38:24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7891" calcext:value-type="float">
            <text:p>40,87891</text:p>
          </table:table-cell>
          <table:table-cell/>
          <table:table-cell table:formula="of:=SUM([.B25:.G25])" office:value-type="float" office:value="41.5858649" calcext:value-type="float">
            <text:p>41,5858649</text:p>
          </table:table-cell>
        </table:table-row>
        <table:table-row table:style-name="ro1">
          <table:table-cell office:value-type="string" calcext:value-type="string">
            <text:p>2023-01-08 18:38:23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7891" calcext:value-type="float">
            <text:p>40,87891</text:p>
          </table:table-cell>
          <table:table-cell/>
          <table:table-cell table:formula="of:=SUM([.B26:.G26])" office:value-type="float" office:value="41.5858649" calcext:value-type="float">
            <text:p>41,5858649</text:p>
          </table:table-cell>
        </table:table-row>
        <table:table-row table:style-name="ro1">
          <table:table-cell office:value-type="string" calcext:value-type="string">
            <text:p>2023-01-08 18:38:22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7891" calcext:value-type="float">
            <text:p>40,87891</text:p>
          </table:table-cell>
          <table:table-cell/>
          <table:table-cell table:formula="of:=SUM([.B27:.G27])" office:value-type="float" office:value="41.5858649" calcext:value-type="float">
            <text:p>41,5858649</text:p>
          </table:table-cell>
        </table:table-row>
        <table:table-row table:style-name="ro1">
          <table:table-cell office:value-type="string" calcext:value-type="string">
            <text:p>2023-01-08 18:38:21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7891" calcext:value-type="float">
            <text:p>40,87891</text:p>
          </table:table-cell>
          <table:table-cell/>
          <table:table-cell table:formula="of:=SUM([.B28:.G28])" office:value-type="float" office:value="41.5858649" calcext:value-type="float">
            <text:p>41,5858649</text:p>
          </table:table-cell>
        </table:table-row>
        <table:table-row table:style-name="ro1">
          <table:table-cell office:value-type="string" calcext:value-type="string">
            <text:p>2023-01-08 18:38:20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7891" calcext:value-type="float">
            <text:p>40,87891</text:p>
          </table:table-cell>
          <table:table-cell/>
          <table:table-cell table:formula="of:=SUM([.B29:.G29])" office:value-type="float" office:value="41.5858649" calcext:value-type="float">
            <text:p>41,5858649</text:p>
          </table:table-cell>
        </table:table-row>
        <table:table-row table:style-name="ro1">
          <table:table-cell office:value-type="string" calcext:value-type="string">
            <text:p>2023-01-08 18:38:19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7891" calcext:value-type="float">
            <text:p>40,87891</text:p>
          </table:table-cell>
          <table:table-cell/>
          <table:table-cell table:formula="of:=SUM([.B30:.G30])" office:value-type="float" office:value="41.5858649" calcext:value-type="float">
            <text:p>41,5858649</text:p>
          </table:table-cell>
        </table:table-row>
        <table:table-row table:style-name="ro1">
          <table:table-cell office:value-type="string" calcext:value-type="string">
            <text:p>2023-01-08 18:38:18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7891" calcext:value-type="float">
            <text:p>40,87891</text:p>
          </table:table-cell>
          <table:table-cell/>
          <table:table-cell table:formula="of:=SUM([.B31:.G31])" office:value-type="float" office:value="41.5858649" calcext:value-type="float">
            <text:p>41,5858649</text:p>
          </table:table-cell>
        </table:table-row>
        <table:table-row table:style-name="ro1">
          <table:table-cell office:value-type="string" calcext:value-type="string">
            <text:p>2023-01-08 18:38:17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7891" calcext:value-type="float">
            <text:p>40,87891</text:p>
          </table:table-cell>
          <table:table-cell/>
          <table:table-cell table:formula="of:=SUM([.B32:.G32])" office:value-type="float" office:value="41.5858649" calcext:value-type="float">
            <text:p>41,5858649</text:p>
          </table:table-cell>
        </table:table-row>
        <table:table-row table:style-name="ro1">
          <table:table-cell office:value-type="string" calcext:value-type="string">
            <text:p>2023-01-08 18:38:16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7891" calcext:value-type="float">
            <text:p>40,87891</text:p>
          </table:table-cell>
          <table:table-cell/>
          <table:table-cell table:formula="of:=SUM([.B33:.G33])" office:value-type="float" office:value="41.5858649" calcext:value-type="float">
            <text:p>41,5858649</text:p>
          </table:table-cell>
        </table:table-row>
        <table:table-row table:style-name="ro1">
          <table:table-cell office:value-type="string" calcext:value-type="string">
            <text:p>2023-01-08 18:38:15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7891" calcext:value-type="float">
            <text:p>40,87891</text:p>
          </table:table-cell>
          <table:table-cell/>
          <table:table-cell table:formula="of:=SUM([.B34:.G34])" office:value-type="float" office:value="41.5858649" calcext:value-type="float">
            <text:p>41,5858649</text:p>
          </table:table-cell>
        </table:table-row>
        <table:table-row table:style-name="ro1">
          <table:table-cell office:value-type="string" calcext:value-type="string">
            <text:p>2023-01-08 18:38:14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7891" calcext:value-type="float">
            <text:p>40,87891</text:p>
          </table:table-cell>
          <table:table-cell/>
          <table:table-cell table:formula="of:=SUM([.B35:.G35])" office:value-type="float" office:value="41.5858649" calcext:value-type="float">
            <text:p>41,5858649</text:p>
          </table:table-cell>
        </table:table-row>
        <table:table-row table:style-name="ro1">
          <table:table-cell office:value-type="string" calcext:value-type="string">
            <text:p>2023-01-08 18:38:13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7891" calcext:value-type="float">
            <text:p>40,87891</text:p>
          </table:table-cell>
          <table:table-cell/>
          <table:table-cell table:formula="of:=SUM([.B36:.G36])" office:value-type="float" office:value="41.5858649" calcext:value-type="float">
            <text:p>41,5858649</text:p>
          </table:table-cell>
        </table:table-row>
        <table:table-row table:style-name="ro1">
          <table:table-cell office:value-type="string" calcext:value-type="string">
            <text:p>2023-01-08 18:38:12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7891" calcext:value-type="float">
            <text:p>40,87891</text:p>
          </table:table-cell>
          <table:table-cell/>
          <table:table-cell table:formula="of:=SUM([.B37:.G37])" office:value-type="float" office:value="41.5858649" calcext:value-type="float">
            <text:p>41,5858649</text:p>
          </table:table-cell>
        </table:table-row>
        <table:table-row table:style-name="ro1">
          <table:table-cell office:value-type="string" calcext:value-type="string">
            <text:p>2023-01-08 18:38:11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7891" calcext:value-type="float">
            <text:p>40,87891</text:p>
          </table:table-cell>
          <table:table-cell/>
          <table:table-cell table:formula="of:=SUM([.B38:.G38])" office:value-type="float" office:value="41.5858649" calcext:value-type="float">
            <text:p>41,5858649</text:p>
          </table:table-cell>
        </table:table-row>
        <table:table-row table:style-name="ro1">
          <table:table-cell office:value-type="string" calcext:value-type="string">
            <text:p>2023-01-08 18:38:10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6737" calcext:value-type="float">
            <text:p>0,4686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7891" calcext:value-type="float">
            <text:p>40,87891</text:p>
          </table:table-cell>
          <table:table-cell/>
          <table:table-cell table:formula="of:=SUM([.B39:.G39])" office:value-type="float" office:value="41.5858649" calcext:value-type="float">
            <text:p>41,5858649</text:p>
          </table:table-cell>
        </table:table-row>
        <table:table-row table:style-name="ro1">
          <table:table-cell office:value-type="string" calcext:value-type="string">
            <text:p>2023-01-08 18:38:09</text:p>
          </table:table-cell>
          <table:table-cell office:value-type="float" office:value="245.8281" calcext:value-type="float">
            <text:p>245,8281</text:p>
          </table:table-cell>
          <table:table-cell office:value-type="float" office:value="54.76562" calcext:value-type="float">
            <text:p>54,76562</text:p>
          </table:table-cell>
          <table:table-cell office:value-type="float" office:value="30.64465" calcext:value-type="float">
            <text:p>30,6446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0.91016" calcext:value-type="float">
            <text:p>40,91016</text:p>
          </table:table-cell>
          <table:table-cell/>
          <table:table-cell table:formula="of:=SUM([.B40:.G40])" office:value-type="float" office:value="378.14853" calcext:value-type="float">
            <text:p>378,14853</text:p>
          </table:table-cell>
        </table:table-row>
        <table:table-row table:style-name="ro1">
          <table:table-cell office:value-type="string" calcext:value-type="string">
            <text:p>2023-01-08 18:38:08</text:p>
          </table:table-cell>
          <table:table-cell office:value-type="float" office:value="242.1016" calcext:value-type="float">
            <text:p>242,1016</text:p>
          </table:table-cell>
          <table:table-cell office:value-type="float" office:value="122.8125" calcext:value-type="float">
            <text:p>122,8125</text:p>
          </table:table-cell>
          <table:table-cell office:value-type="float" office:value="67.63447" calcext:value-type="float">
            <text:p>67,6344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0.91016" calcext:value-type="float">
            <text:p>40,91016</text:p>
          </table:table-cell>
          <table:table-cell/>
          <table:table-cell table:formula="of:=SUM([.B41:.G41])" office:value-type="float" office:value="479.45873" calcext:value-type="float">
            <text:p>479,45873</text:p>
          </table:table-cell>
        </table:table-row>
        <table:table-row table:style-name="ro1">
          <table:table-cell office:value-type="string" calcext:value-type="string">
            <text:p>2023-01-08 18:38:07</text:p>
          </table:table-cell>
          <table:table-cell office:value-type="float" office:value="246.4336" calcext:value-type="float">
            <text:p>246,4336</text:p>
          </table:table-cell>
          <table:table-cell office:value-type="float" office:value="140.9375" calcext:value-type="float">
            <text:p>140,9375</text:p>
          </table:table-cell>
          <table:table-cell office:value-type="float" office:value="77.32368" calcext:value-type="float">
            <text:p>77,3236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.91016" calcext:value-type="float">
            <text:p>40,91016</text:p>
          </table:table-cell>
          <table:table-cell/>
          <table:table-cell table:formula="of:=SUM([.B42:.G42])" office:value-type="float" office:value="509.60494" calcext:value-type="float">
            <text:p>509,60494</text:p>
          </table:table-cell>
        </table:table-row>
        <table:table-row table:style-name="ro1">
          <table:table-cell office:value-type="string" calcext:value-type="string">
            <text:p>2023-01-08 18:38:06</text:p>
          </table:table-cell>
          <table:table-cell office:value-type="float" office:value="243.4023" calcext:value-type="float">
            <text:p>243,4023</text:p>
          </table:table-cell>
          <table:table-cell office:value-type="float" office:value="138.4375" calcext:value-type="float">
            <text:p>138,4375</text:p>
          </table:table-cell>
          <table:table-cell office:value-type="float" office:value="75.96116" calcext:value-type="float">
            <text:p>75,961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.91016" calcext:value-type="float">
            <text:p>40,91016</text:p>
          </table:table-cell>
          <table:table-cell/>
          <table:table-cell table:formula="of:=SUM([.B43:.G43])" office:value-type="float" office:value="502.71112" calcext:value-type="float">
            <text:p>502,71112</text:p>
          </table:table-cell>
        </table:table-row>
        <table:table-row table:style-name="ro1">
          <table:table-cell office:value-type="string" calcext:value-type="string">
            <text:p>2023-01-08 18:38:05</text:p>
          </table:table-cell>
          <table:table-cell office:value-type="float" office:value="155.53516" calcext:value-type="float">
            <text:p>155,53516</text:p>
          </table:table-cell>
          <table:table-cell office:value-type="float" office:value="70.17188" calcext:value-type="float">
            <text:p>70,17188</text:p>
          </table:table-cell>
          <table:table-cell office:value-type="float" office:value="38.76067" calcext:value-type="float">
            <text:p>38,760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.91016" calcext:value-type="float">
            <text:p>40,91016</text:p>
          </table:table-cell>
          <table:table-cell/>
          <table:table-cell table:formula="of:=SUM([.B44:.G44])" office:value-type="float" office:value="309.37787" calcext:value-type="float">
            <text:p>309,37787</text:p>
          </table:table-cell>
        </table:table-row>
        <table:table-row table:style-name="ro1">
          <table:table-cell office:value-type="string" calcext:value-type="string">
            <text:p>2023-01-08 18:38:04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483" calcext:value-type="float">
            <text:p>0,468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7891" calcext:value-type="float">
            <text:p>40,87891</text:p>
          </table:table-cell>
          <table:table-cell/>
          <table:table-cell table:formula="of:=SUM([.B45:.G45])" office:value-type="float" office:value="41.5856742" calcext:value-type="float">
            <text:p>41,5856742</text:p>
          </table:table-cell>
        </table:table-row>
        <table:table-row table:style-name="ro1">
          <table:table-cell office:value-type="string" calcext:value-type="string">
            <text:p>2023-01-08 18:38:03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483" calcext:value-type="float">
            <text:p>0,468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7891" calcext:value-type="float">
            <text:p>40,87891</text:p>
          </table:table-cell>
          <table:table-cell/>
          <table:table-cell table:formula="of:=SUM([.B46:.G46])" office:value-type="float" office:value="41.5856742" calcext:value-type="float">
            <text:p>41,5856742</text:p>
          </table:table-cell>
        </table:table-row>
        <table:table-row table:style-name="ro1">
          <table:table-cell office:value-type="string" calcext:value-type="string">
            <text:p>2023-01-08 18:38:02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483" calcext:value-type="float">
            <text:p>0,468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7891" calcext:value-type="float">
            <text:p>40,87891</text:p>
          </table:table-cell>
          <table:table-cell/>
          <table:table-cell table:formula="of:=SUM([.B47:.G47])" office:value-type="float" office:value="41.5856742" calcext:value-type="float">
            <text:p>41,5856742</text:p>
          </table:table-cell>
        </table:table-row>
        <table:table-row table:style-name="ro1">
          <table:table-cell office:value-type="string" calcext:value-type="string">
            <text:p>2023-01-08 18:38:01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483" calcext:value-type="float">
            <text:p>0,468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7891" calcext:value-type="float">
            <text:p>40,87891</text:p>
          </table:table-cell>
          <table:table-cell/>
          <table:table-cell table:formula="of:=SUM([.B48:.G48])" office:value-type="float" office:value="41.5856742" calcext:value-type="float">
            <text:p>41,5856742</text:p>
          </table:table-cell>
        </table:table-row>
        <table:table-row table:style-name="ro1">
          <table:table-cell office:value-type="string" calcext:value-type="string">
            <text:p>2023-01-08 18:38:00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483" calcext:value-type="float">
            <text:p>0,468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7891" calcext:value-type="float">
            <text:p>40,87891</text:p>
          </table:table-cell>
          <table:table-cell/>
          <table:table-cell table:formula="of:=SUM([.B49:.G49])" office:value-type="float" office:value="41.5856742" calcext:value-type="float">
            <text:p>41,5856742</text:p>
          </table:table-cell>
        </table:table-row>
        <table:table-row table:style-name="ro1">
          <table:table-cell office:value-type="string" calcext:value-type="string">
            <text:p>2023-01-08 18:37:59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483" calcext:value-type="float">
            <text:p>0,468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7891" calcext:value-type="float">
            <text:p>40,87891</text:p>
          </table:table-cell>
          <table:table-cell/>
          <table:table-cell table:formula="of:=SUM([.B50:.G50])" office:value-type="float" office:value="41.5856742" calcext:value-type="float">
            <text:p>41,5856742</text:p>
          </table:table-cell>
        </table:table-row>
        <table:table-row table:style-name="ro1">
          <table:table-cell office:value-type="string" calcext:value-type="string">
            <text:p>2023-01-08 18:37:58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483" calcext:value-type="float">
            <text:p>0,468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7891" calcext:value-type="float">
            <text:p>40,87891</text:p>
          </table:table-cell>
          <table:table-cell/>
          <table:table-cell table:formula="of:=SUM([.B51:.G51])" office:value-type="float" office:value="41.5856742" calcext:value-type="float">
            <text:p>41,5856742</text:p>
          </table:table-cell>
        </table:table-row>
        <table:table-row table:style-name="ro1">
          <table:table-cell office:value-type="string" calcext:value-type="string">
            <text:p>2023-01-08 18:37:57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483" calcext:value-type="float">
            <text:p>0,468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7891" calcext:value-type="float">
            <text:p>40,87891</text:p>
          </table:table-cell>
          <table:table-cell/>
          <table:table-cell table:formula="of:=SUM([.B52:.G52])" office:value-type="float" office:value="41.5856742" calcext:value-type="float">
            <text:p>41,5856742</text:p>
          </table:table-cell>
        </table:table-row>
        <table:table-row table:style-name="ro1">
          <table:table-cell office:value-type="string" calcext:value-type="string">
            <text:p>2023-01-08 18:37:56</text:p>
          </table:table-cell>
          <table:table-cell office:value-type="float" office:value="224.2305" calcext:value-type="float">
            <text:p>224,2305</text:p>
          </table:table-cell>
          <table:table-cell office:value-type="float" office:value="92.96875" calcext:value-type="float">
            <text:p>92,96875</text:p>
          </table:table-cell>
          <table:table-cell office:value-type="float" office:value="51.3139" calcext:value-type="float">
            <text:p>51,313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.88281" calcext:value-type="float">
            <text:p>40,88281</text:p>
          </table:table-cell>
          <table:table-cell/>
          <table:table-cell table:formula="of:=SUM([.B53:.G53])" office:value-type="float" office:value="413.39596" calcext:value-type="float">
            <text:p>413,39596</text:p>
          </table:table-cell>
        </table:table-row>
        <table:table-row table:style-name="ro1">
          <table:table-cell office:value-type="string" calcext:value-type="string">
            <text:p>2023-01-08 18:37:55</text:p>
          </table:table-cell>
          <table:table-cell office:value-type="float" office:value="247.9922" calcext:value-type="float">
            <text:p>247,9922</text:p>
          </table:table-cell>
          <table:table-cell office:value-type="float" office:value="140.9375" calcext:value-type="float">
            <text:p>140,9375</text:p>
          </table:table-cell>
          <table:table-cell office:value-type="float" office:value="77.32346" calcext:value-type="float">
            <text:p>77,323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.79297" calcext:value-type="float">
            <text:p>40,79297</text:p>
          </table:table-cell>
          <table:table-cell/>
          <table:table-cell table:formula="of:=SUM([.B54:.G54])" office:value-type="float" office:value="509.04613" calcext:value-type="float">
            <text:p>509,04613</text:p>
          </table:table-cell>
        </table:table-row>
        <table:table-row table:style-name="ro1">
          <table:table-cell office:value-type="string" calcext:value-type="string">
            <text:p>2023-01-08 18:37:54</text:p>
          </table:table-cell>
          <table:table-cell office:value-type="float" office:value="247.9922" calcext:value-type="float">
            <text:p>247,9922</text:p>
          </table:table-cell>
          <table:table-cell office:value-type="float" office:value="140.9375" calcext:value-type="float">
            <text:p>140,9375</text:p>
          </table:table-cell>
          <table:table-cell office:value-type="float" office:value="77.32346" calcext:value-type="float">
            <text:p>77,323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.79297" calcext:value-type="float">
            <text:p>40,79297</text:p>
          </table:table-cell>
          <table:table-cell/>
          <table:table-cell table:formula="of:=SUM([.B55:.G55])" office:value-type="float" office:value="509.04613" calcext:value-type="float">
            <text:p>509,04613</text:p>
          </table:table-cell>
        </table:table-row>
        <table:table-row table:style-name="ro1">
          <table:table-cell office:value-type="string" calcext:value-type="string">
            <text:p>2023-01-08 18:37:53</text:p>
          </table:table-cell>
          <table:table-cell office:value-type="float" office:value="206.6172" calcext:value-type="float">
            <text:p>206,6172</text:p>
          </table:table-cell>
          <table:table-cell office:value-type="float" office:value="107.17188" calcext:value-type="float">
            <text:p>107,17188</text:p>
          </table:table-cell>
          <table:table-cell office:value-type="float" office:value="58.91911" calcext:value-type="float">
            <text:p>58,919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.79297" calcext:value-type="float">
            <text:p>40,79297</text:p>
          </table:table-cell>
          <table:table-cell/>
          <table:table-cell table:formula="of:=SUM([.B56:.G56])" office:value-type="float" office:value="415.50116" calcext:value-type="float">
            <text:p>415,50116</text:p>
          </table:table-cell>
        </table:table-row>
        <table:table-row table:style-name="ro1">
          <table:table-cell office:value-type="string" calcext:value-type="string">
            <text:p>2023-01-08 18:37:52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3125" calcext:value-type="float">
            <text:p>0,03125</text:p>
          </table:table-cell>
          <table:table-cell office:value-type="float" office:value="0.4851608" calcext:value-type="float">
            <text:p>0,4851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11328" calcext:value-type="float">
            <text:p>32,11328</text:p>
          </table:table-cell>
          <table:table-cell/>
          <table:table-cell table:formula="of:=SUM([.B57:.G57])" office:value-type="float" office:value="32.8601596" calcext:value-type="float">
            <text:p>32,8601596</text:p>
          </table:table-cell>
        </table:table-row>
        <table:table-row table:style-name="ro1">
          <table:table-cell office:value-type="string" calcext:value-type="string">
            <text:p>2023-01-08 18:37:51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2922" calcext:value-type="float">
            <text:p>0,4682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92188" calcext:value-type="float">
            <text:p>31,92188</text:p>
          </table:table-cell>
          <table:table-cell/>
          <table:table-cell table:formula="of:=SUM([.B58:.G58])" office:value-type="float" office:value="32.6284534" calcext:value-type="float">
            <text:p>32,6284534</text:p>
          </table:table-cell>
        </table:table-row>
        <table:table-row table:style-name="ro1">
          <table:table-cell office:value-type="string" calcext:value-type="string">
            <text:p>2023-01-08 18:37:50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2922" calcext:value-type="float">
            <text:p>0,4682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92188" calcext:value-type="float">
            <text:p>31,92188</text:p>
          </table:table-cell>
          <table:table-cell/>
          <table:table-cell table:formula="of:=SUM([.B59:.G59])" office:value-type="float" office:value="32.6284534" calcext:value-type="float">
            <text:p>32,6284534</text:p>
          </table:table-cell>
        </table:table-row>
        <table:table-row table:style-name="ro1">
          <table:table-cell office:value-type="string" calcext:value-type="string">
            <text:p>2023-01-08 18:37:49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2922" calcext:value-type="float">
            <text:p>0,4682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92188" calcext:value-type="float">
            <text:p>31,92188</text:p>
          </table:table-cell>
          <table:table-cell/>
          <table:table-cell table:formula="of:=SUM([.B60:.G60])" office:value-type="float" office:value="32.6284534" calcext:value-type="float">
            <text:p>32,6284534</text:p>
          </table:table-cell>
        </table:table-row>
        <table:table-row table:style-name="ro1">
          <table:table-cell office:value-type="string" calcext:value-type="string">
            <text:p>2023-01-08 18:37:48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2922" calcext:value-type="float">
            <text:p>0,4682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92188" calcext:value-type="float">
            <text:p>31,92188</text:p>
          </table:table-cell>
          <table:table-cell/>
          <table:table-cell table:formula="of:=SUM([.B61:.G61])" office:value-type="float" office:value="32.6284534" calcext:value-type="float">
            <text:p>32,6284534</text:p>
          </table:table-cell>
        </table:table-row>
        <table:table-row table:style-name="ro1">
          <table:table-cell office:value-type="string" calcext:value-type="string">
            <text:p>2023-01-08 18:37:47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2922" calcext:value-type="float">
            <text:p>0,4682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92188" calcext:value-type="float">
            <text:p>31,92188</text:p>
          </table:table-cell>
          <table:table-cell/>
          <table:table-cell table:formula="of:=SUM([.B62:.G62])" office:value-type="float" office:value="32.6284534" calcext:value-type="float">
            <text:p>32,6284534</text:p>
          </table:table-cell>
        </table:table-row>
        <table:table-row table:style-name="ro1">
          <table:table-cell office:value-type="string" calcext:value-type="string">
            <text:p>2023-01-08 18:37:46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2922" calcext:value-type="float">
            <text:p>0,4682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92188" calcext:value-type="float">
            <text:p>31,92188</text:p>
          </table:table-cell>
          <table:table-cell/>
          <table:table-cell table:formula="of:=SUM([.B63:.G63])" office:value-type="float" office:value="32.6284534" calcext:value-type="float">
            <text:p>32,6284534</text:p>
          </table:table-cell>
        </table:table-row>
        <table:table-row table:style-name="ro1">
          <table:table-cell office:value-type="string" calcext:value-type="string">
            <text:p>2023-01-08 18:37:45</text:p>
          </table:table-cell>
          <table:table-cell office:value-type="float" office:value="407.5273" calcext:value-type="float">
            <text:p>407,5273</text:p>
          </table:table-cell>
          <table:table-cell office:value-type="float" office:value="73.23438" calcext:value-type="float">
            <text:p>73,23438</text:p>
          </table:table-cell>
          <table:table-cell office:value-type="float" office:value="40.62506" calcext:value-type="float">
            <text:p>40,625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.13672" calcext:value-type="float">
            <text:p>30,13672</text:p>
          </table:table-cell>
          <table:table-cell/>
          <table:table-cell table:formula="of:=SUM([.B64:.G64])" office:value-type="float" office:value="553.52346" calcext:value-type="float">
            <text:p>553,52346</text:p>
          </table:table-cell>
        </table:table-row>
        <table:table-row table:style-name="ro1">
          <table:table-cell office:value-type="string" calcext:value-type="string">
            <text:p>2023-01-08 18:37:44</text:p>
          </table:table-cell>
          <table:table-cell office:value-type="float" office:value="536.2383" calcext:value-type="float">
            <text:p>536,2383</text:p>
          </table:table-cell>
          <table:table-cell office:value-type="float" office:value="131.53125" calcext:value-type="float">
            <text:p>131,53125</text:p>
          </table:table-cell>
          <table:table-cell office:value-type="float" office:value="72.19819" calcext:value-type="float">
            <text:p>72,198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.06641" calcext:value-type="float">
            <text:p>33,06641</text:p>
          </table:table-cell>
          <table:table-cell/>
          <table:table-cell table:formula="of:=SUM([.B65:.G65])" office:value-type="float" office:value="775.03415" calcext:value-type="float">
            <text:p>775,03415</text:p>
          </table:table-cell>
        </table:table-row>
        <table:table-row table:style-name="ro1">
          <table:table-cell office:value-type="string" calcext:value-type="string">
            <text:p>2023-01-08 18:37:43</text:p>
          </table:table-cell>
          <table:table-cell office:value-type="float" office:value="246.7695" calcext:value-type="float">
            <text:p>246,7695</text:p>
          </table:table-cell>
          <table:table-cell office:value-type="float" office:value="140.9375" calcext:value-type="float">
            <text:p>140,9375</text:p>
          </table:table-cell>
          <table:table-cell office:value-type="float" office:value="77.32337" calcext:value-type="float">
            <text:p>77,323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3516" calcext:value-type="float">
            <text:p>39,53516</text:p>
          </table:table-cell>
          <table:table-cell/>
          <table:table-cell table:formula="of:=SUM([.B66:.G66])" office:value-type="float" office:value="504.56553" calcext:value-type="float">
            <text:p>504,56553</text:p>
          </table:table-cell>
        </table:table-row>
        <table:table-row table:style-name="ro1">
          <table:table-cell office:value-type="string" calcext:value-type="string">
            <text:p>2023-01-08 18:37:42</text:p>
          </table:table-cell>
          <table:table-cell office:value-type="float" office:value="243.8047" calcext:value-type="float">
            <text:p>243,8047</text:p>
          </table:table-cell>
          <table:table-cell office:value-type="float" office:value="138.5" calcext:value-type="float">
            <text:p>138,5</text:p>
          </table:table-cell>
          <table:table-cell office:value-type="float" office:value="75.9949" calcext:value-type="float">
            <text:p>75,9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3516" calcext:value-type="float">
            <text:p>39,53516</text:p>
          </table:table-cell>
          <table:table-cell/>
          <table:table-cell table:formula="of:=SUM([.B67:.G67])" office:value-type="float" office:value="497.83476" calcext:value-type="float">
            <text:p>497,83476</text:p>
          </table:table-cell>
        </table:table-row>
        <table:table-row table:style-name="ro1">
          <table:table-cell office:value-type="string" calcext:value-type="string">
            <text:p>2023-01-08 18:37:41</text:p>
          </table:table-cell>
          <table:table-cell office:value-type="float" office:value="165.93359" calcext:value-type="float">
            <text:p>165,93359</text:p>
          </table:table-cell>
          <table:table-cell office:value-type="float" office:value="79.57812" calcext:value-type="float">
            <text:p>79,57812</text:p>
          </table:table-cell>
          <table:table-cell office:value-type="float" office:value="43.88708" calcext:value-type="float">
            <text:p>43,88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03516" calcext:value-type="float">
            <text:p>40,03516</text:p>
          </table:table-cell>
          <table:table-cell/>
          <table:table-cell table:formula="of:=SUM([.B68:.G68])" office:value-type="float" office:value="329.43395" calcext:value-type="float">
            <text:p>329,43395</text:p>
          </table:table-cell>
        </table:table-row>
        <table:table-row table:style-name="ro1">
          <table:table-cell office:value-type="string" calcext:value-type="string">
            <text:p>2023-01-08 18:37:40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1015" calcext:value-type="float">
            <text:p>0,4681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70312" calcext:value-type="float">
            <text:p>39,70312</text:p>
          </table:table-cell>
          <table:table-cell/>
          <table:table-cell table:formula="of:=SUM([.B69:.G69])" office:value-type="float" office:value="40.4095027" calcext:value-type="float">
            <text:p>40,4095027</text:p>
          </table:table-cell>
        </table:table-row>
        <table:table-row table:style-name="ro1">
          <table:table-cell office:value-type="string" calcext:value-type="string">
            <text:p>2023-01-08 18:37:39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1015" calcext:value-type="float">
            <text:p>0,4681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70312" calcext:value-type="float">
            <text:p>39,70312</text:p>
          </table:table-cell>
          <table:table-cell/>
          <table:table-cell table:formula="of:=SUM([.B70:.G70])" office:value-type="float" office:value="40.4095027" calcext:value-type="float">
            <text:p>40,4095027</text:p>
          </table:table-cell>
        </table:table-row>
        <table:table-row table:style-name="ro1">
          <table:table-cell office:value-type="string" calcext:value-type="string">
            <text:p>2023-01-08 18:37:38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1015" calcext:value-type="float">
            <text:p>0,4681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70312" calcext:value-type="float">
            <text:p>39,70312</text:p>
          </table:table-cell>
          <table:table-cell/>
          <table:table-cell table:formula="of:=SUM([.B71:.G71])" office:value-type="float" office:value="40.4095027" calcext:value-type="float">
            <text:p>40,4095027</text:p>
          </table:table-cell>
        </table:table-row>
        <table:table-row table:style-name="ro1">
          <table:table-cell office:value-type="string" calcext:value-type="string">
            <text:p>2023-01-08 18:37:37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1015" calcext:value-type="float">
            <text:p>0,4681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70312" calcext:value-type="float">
            <text:p>39,70312</text:p>
          </table:table-cell>
          <table:table-cell/>
          <table:table-cell table:formula="of:=SUM([.B72:.G72])" office:value-type="float" office:value="40.4095027" calcext:value-type="float">
            <text:p>40,4095027</text:p>
          </table:table-cell>
        </table:table-row>
        <table:table-row table:style-name="ro1">
          <table:table-cell office:value-type="string" calcext:value-type="string">
            <text:p>2023-01-08 18:37:36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81015" calcext:value-type="float">
            <text:p>0,4681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70312" calcext:value-type="float">
            <text:p>39,70312</text:p>
          </table:table-cell>
          <table:table-cell/>
          <table:table-cell table:formula="of:=SUM([.B73:.G73])" office:value-type="float" office:value="40.4095027" calcext:value-type="float">
            <text:p>40,4095027</text:p>
          </table:table-cell>
        </table:table-row>
        <table:table-row table:style-name="ro1">
          <table:table-cell office:value-type="string" calcext:value-type="string">
            <text:p>2023-01-08 18:37:35</text:p>
          </table:table-cell>
          <table:table-cell office:value-type="float" office:value="279.9219" calcext:value-type="float">
            <text:p>279,9219</text:p>
          </table:table-cell>
          <table:table-cell office:value-type="float" office:value="65.79688" calcext:value-type="float">
            <text:p>65,79688</text:p>
          </table:table-cell>
          <table:table-cell office:value-type="float" office:value="36.35291" calcext:value-type="float">
            <text:p>36,352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9.73438" calcext:value-type="float">
            <text:p>39,73438</text:p>
          </table:table-cell>
          <table:table-cell/>
          <table:table-cell table:formula="of:=SUM([.B74:.G74])" office:value-type="float" office:value="425.80607" calcext:value-type="float">
            <text:p>425,80607</text:p>
          </table:table-cell>
        </table:table-row>
        <table:table-row table:style-name="ro1">
          <table:table-cell office:value-type="string" calcext:value-type="string">
            <text:p>2023-01-08 18:37:34</text:p>
          </table:table-cell>
          <table:table-cell office:value-type="float" office:value="253.875" calcext:value-type="float">
            <text:p>253,875</text:p>
          </table:table-cell>
          <table:table-cell office:value-type="float" office:value="123.34375" calcext:value-type="float">
            <text:p>123,34375</text:p>
          </table:table-cell>
          <table:table-cell office:value-type="float" office:value="67.84216" calcext:value-type="float">
            <text:p>67,842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.98438" calcext:value-type="float">
            <text:p>40,98438</text:p>
          </table:table-cell>
          <table:table-cell/>
          <table:table-cell table:formula="of:=SUM([.B75:.G75])" office:value-type="float" office:value="490.04529" calcext:value-type="float">
            <text:p>490,04529</text:p>
          </table:table-cell>
        </table:table-row>
        <table:table-row table:style-name="ro1">
          <table:table-cell office:value-type="string" calcext:value-type="string">
            <text:p>2023-01-08 18:37:33</text:p>
          </table:table-cell>
          <table:table-cell office:value-type="float" office:value="255.3828" calcext:value-type="float">
            <text:p>255,3828</text:p>
          </table:table-cell>
          <table:table-cell office:value-type="float" office:value="140.9375" calcext:value-type="float">
            <text:p>140,9375</text:p>
          </table:table-cell>
          <table:table-cell office:value-type="float" office:value="77.32296" calcext:value-type="float">
            <text:p>77,32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.89453" calcext:value-type="float">
            <text:p>40,89453</text:p>
          </table:table-cell>
          <table:table-cell/>
          <table:table-cell table:formula="of:=SUM([.B76:.G76])" office:value-type="float" office:value="516.53779" calcext:value-type="float">
            <text:p>516,53779</text:p>
          </table:table-cell>
        </table:table-row>
        <table:table-row table:style-name="ro1">
          <table:table-cell office:value-type="string" calcext:value-type="string">
            <text:p>2023-01-08 18:37:32</text:p>
          </table:table-cell>
          <table:table-cell office:value-type="float" office:value="255.3828" calcext:value-type="float">
            <text:p>255,3828</text:p>
          </table:table-cell>
          <table:table-cell office:value-type="float" office:value="140.9375" calcext:value-type="float">
            <text:p>140,9375</text:p>
          </table:table-cell>
          <table:table-cell office:value-type="float" office:value="77.32296" calcext:value-type="float">
            <text:p>77,32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.89453" calcext:value-type="float">
            <text:p>40,89453</text:p>
          </table:table-cell>
          <table:table-cell/>
          <table:table-cell table:formula="of:=SUM([.B77:.G77])" office:value-type="float" office:value="516.53779" calcext:value-type="float">
            <text:p>516,53779</text:p>
          </table:table-cell>
        </table:table-row>
        <table:table-row table:style-name="ro1">
          <table:table-cell office:value-type="string" calcext:value-type="string">
            <text:p>2023-01-08 18:37:31</text:p>
          </table:table-cell>
          <table:table-cell office:value-type="float" office:value="165.85938" calcext:value-type="float">
            <text:p>165,85938</text:p>
          </table:table-cell>
          <table:table-cell office:value-type="float" office:value="71.57812" calcext:value-type="float">
            <text:p>71,57812</text:p>
          </table:table-cell>
          <table:table-cell office:value-type="float" office:value="39.52555" calcext:value-type="float">
            <text:p>39,525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.89453" calcext:value-type="float">
            <text:p>40,89453</text:p>
          </table:table-cell>
          <table:table-cell/>
          <table:table-cell table:formula="of:=SUM([.B78:.G78])" office:value-type="float" office:value="319.85758" calcext:value-type="float">
            <text:p>319,85758</text:p>
          </table:table-cell>
        </table:table-row>
        <table:table-row table:style-name="ro1">
          <table:table-cell office:value-type="string" calcext:value-type="string">
            <text:p>2023-01-08 18:37:30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79108" calcext:value-type="float">
            <text:p>0,4679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1172" calcext:value-type="float">
            <text:p>39,51172</text:p>
          </table:table-cell>
          <table:table-cell/>
          <table:table-cell table:formula="of:=SUM([.B79:.G79])" office:value-type="float" office:value="40.217912" calcext:value-type="float">
            <text:p>40,217912</text:p>
          </table:table-cell>
        </table:table-row>
        <table:table-row table:style-name="ro1">
          <table:table-cell office:value-type="string" calcext:value-type="string">
            <text:p>2023-01-08 18:37:29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79108" calcext:value-type="float">
            <text:p>0,4679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1172" calcext:value-type="float">
            <text:p>39,51172</text:p>
          </table:table-cell>
          <table:table-cell/>
          <table:table-cell table:formula="of:=SUM([.B80:.G80])" office:value-type="float" office:value="40.217912" calcext:value-type="float">
            <text:p>40,217912</text:p>
          </table:table-cell>
        </table:table-row>
        <table:table-row table:style-name="ro1">
          <table:table-cell office:value-type="string" calcext:value-type="string">
            <text:p>2023-01-08 18:37:28</text:p>
          </table:table-cell>
          <table:table-cell office:value-type="float" office:value="228.8438" calcext:value-type="float">
            <text:p>228,8438</text:p>
          </table:table-cell>
          <table:table-cell office:value-type="float" office:value="24.14062" calcext:value-type="float">
            <text:p>24,14062</text:p>
          </table:table-cell>
          <table:table-cell office:value-type="float" office:value="14.083664" calcext:value-type="float">
            <text:p>14,0836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.16016" calcext:value-type="float">
            <text:p>39,16016</text:p>
          </table:table-cell>
          <table:table-cell/>
          <table:table-cell table:formula="of:=SUM([.B81:.G81])" office:value-type="float" office:value="308.228244" calcext:value-type="float">
            <text:p>308,228244</text:p>
          </table:table-cell>
        </table:table-row>
        <table:table-row table:style-name="ro1">
          <table:table-cell office:value-type="string" calcext:value-type="string">
            <text:p>2023-01-08 18:37:27</text:p>
          </table:table-cell>
          <table:table-cell office:value-type="float" office:value="546.7891" calcext:value-type="float">
            <text:p>546,7891</text:p>
          </table:table-cell>
          <table:table-cell office:value-type="float" office:value="111.90625" calcext:value-type="float">
            <text:p>111,90625</text:p>
          </table:table-cell>
          <table:table-cell office:value-type="float" office:value="61.5184" calcext:value-type="float">
            <text:p>61,51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.16016" calcext:value-type="float">
            <text:p>39,16016</text:p>
          </table:table-cell>
          <table:table-cell/>
          <table:table-cell table:formula="of:=SUM([.B82:.G82])" office:value-type="float" office:value="761.37391" calcext:value-type="float">
            <text:p>761,37391</text:p>
          </table:table-cell>
        </table:table-row>
        <table:table-row table:style-name="ro1">
          <table:table-cell office:value-type="string" calcext:value-type="string">
            <text:p>2023-01-08 18:37:26</text:p>
          </table:table-cell>
          <table:table-cell office:value-type="float" office:value="246.3164" calcext:value-type="float">
            <text:p>246,3164</text:p>
          </table:table-cell>
          <table:table-cell office:value-type="float" office:value="140.9375" calcext:value-type="float">
            <text:p>140,9375</text:p>
          </table:table-cell>
          <table:table-cell office:value-type="float" office:value="77.32298" calcext:value-type="float">
            <text:p>77,32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02734" calcext:value-type="float">
            <text:p>41,02734</text:p>
          </table:table-cell>
          <table:table-cell/>
          <table:table-cell table:formula="of:=SUM([.B83:.G83])" office:value-type="float" office:value="505.60422" calcext:value-type="float">
            <text:p>505,60422</text:p>
          </table:table-cell>
        </table:table-row>
        <table:table-row table:style-name="ro1">
          <table:table-cell office:value-type="string" calcext:value-type="string">
            <text:p>2023-01-08 18:37:25</text:p>
          </table:table-cell>
          <table:table-cell office:value-type="float" office:value="246.3164" calcext:value-type="float">
            <text:p>246,3164</text:p>
          </table:table-cell>
          <table:table-cell office:value-type="float" office:value="140.9375" calcext:value-type="float">
            <text:p>140,9375</text:p>
          </table:table-cell>
          <table:table-cell office:value-type="float" office:value="77.32298" calcext:value-type="float">
            <text:p>77,32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02734" calcext:value-type="float">
            <text:p>41,02734</text:p>
          </table:table-cell>
          <table:table-cell/>
          <table:table-cell table:formula="of:=SUM([.B84:.G84])" office:value-type="float" office:value="505.60422" calcext:value-type="float">
            <text:p>505,60422</text:p>
          </table:table-cell>
        </table:table-row>
        <table:table-row table:style-name="ro1">
          <table:table-cell office:value-type="string" calcext:value-type="string">
            <text:p>2023-01-08 18:37:24</text:p>
          </table:table-cell>
          <table:table-cell office:value-type="float" office:value="200.5195" calcext:value-type="float">
            <text:p>200,5195</text:p>
          </table:table-cell>
          <table:table-cell office:value-type="float" office:value="103.1875" calcext:value-type="float">
            <text:p>103,1875</text:p>
          </table:table-cell>
          <table:table-cell office:value-type="float" office:value="56.75139" calcext:value-type="float">
            <text:p>56,75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02734" calcext:value-type="float">
            <text:p>41,02734</text:p>
          </table:table-cell>
          <table:table-cell/>
          <table:table-cell table:formula="of:=SUM([.B85:.G85])" office:value-type="float" office:value="401.48573" calcext:value-type="float">
            <text:p>401,48573</text:p>
          </table:table-cell>
        </table:table-row>
        <table:table-row table:style-name="ro1">
          <table:table-cell office:value-type="string" calcext:value-type="string">
            <text:p>2023-01-08 18:37:23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772" calcext:value-type="float">
            <text:p>0,46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0469" calcext:value-type="float">
            <text:p>39,80469</text:p>
          </table:table-cell>
          <table:table-cell/>
          <table:table-cell table:formula="of:=SUM([.B86:.G86])" office:value-type="float" office:value="40.5302225" calcext:value-type="float">
            <text:p>40,5302225</text:p>
          </table:table-cell>
        </table:table-row>
        <table:table-row table:style-name="ro1">
          <table:table-cell office:value-type="string" calcext:value-type="string">
            <text:p>2023-01-08 18:37:22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772" calcext:value-type="float">
            <text:p>0,46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0469" calcext:value-type="float">
            <text:p>39,80469</text:p>
          </table:table-cell>
          <table:table-cell/>
          <table:table-cell table:formula="of:=SUM([.B87:.G87])" office:value-type="float" office:value="40.5302225" calcext:value-type="float">
            <text:p>40,5302225</text:p>
          </table:table-cell>
        </table:table-row>
        <table:table-row table:style-name="ro1">
          <table:table-cell office:value-type="string" calcext:value-type="string">
            <text:p>2023-01-08 18:37:21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772" calcext:value-type="float">
            <text:p>0,46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0469" calcext:value-type="float">
            <text:p>39,80469</text:p>
          </table:table-cell>
          <table:table-cell/>
          <table:table-cell table:formula="of:=SUM([.B88:.G88])" office:value-type="float" office:value="40.5302225" calcext:value-type="float">
            <text:p>40,5302225</text:p>
          </table:table-cell>
        </table:table-row>
        <table:table-row table:style-name="ro1">
          <table:table-cell office:value-type="string" calcext:value-type="string">
            <text:p>2023-01-08 18:37:20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772" calcext:value-type="float">
            <text:p>0,46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0469" calcext:value-type="float">
            <text:p>39,80469</text:p>
          </table:table-cell>
          <table:table-cell/>
          <table:table-cell table:formula="of:=SUM([.B89:.G89])" office:value-type="float" office:value="40.5302225" calcext:value-type="float">
            <text:p>40,5302225</text:p>
          </table:table-cell>
        </table:table-row>
        <table:table-row table:style-name="ro1">
          <table:table-cell office:value-type="string" calcext:value-type="string">
            <text:p>2023-01-08 18:37:19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772" calcext:value-type="float">
            <text:p>0,46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0469" calcext:value-type="float">
            <text:p>39,80469</text:p>
          </table:table-cell>
          <table:table-cell/>
          <table:table-cell table:formula="of:=SUM([.B90:.G90])" office:value-type="float" office:value="40.5302225" calcext:value-type="float">
            <text:p>40,5302225</text:p>
          </table:table-cell>
        </table:table-row>
        <table:table-row table:style-name="ro1">
          <table:table-cell office:value-type="string" calcext:value-type="string">
            <text:p>2023-01-08 18:37:18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772" calcext:value-type="float">
            <text:p>0,46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0469" calcext:value-type="float">
            <text:p>39,80469</text:p>
          </table:table-cell>
          <table:table-cell/>
          <table:table-cell table:formula="of:=SUM([.B91:.G91])" office:value-type="float" office:value="40.5302225" calcext:value-type="float">
            <text:p>40,5302225</text:p>
          </table:table-cell>
        </table:table-row>
        <table:table-row table:style-name="ro1">
          <table:table-cell office:value-type="string" calcext:value-type="string">
            <text:p>2023-01-08 18:37:17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772" calcext:value-type="float">
            <text:p>0,46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0469" calcext:value-type="float">
            <text:p>39,80469</text:p>
          </table:table-cell>
          <table:table-cell/>
          <table:table-cell table:formula="of:=SUM([.B92:.G92])" office:value-type="float" office:value="40.5302225" calcext:value-type="float">
            <text:p>40,5302225</text:p>
          </table:table-cell>
        </table:table-row>
        <table:table-row table:style-name="ro1">
          <table:table-cell office:value-type="string" calcext:value-type="string">
            <text:p>2023-01-08 18:37:16</text:p>
          </table:table-cell>
          <table:table-cell office:value-type="float" office:value="233.2812" calcext:value-type="float">
            <text:p>233,2812</text:p>
          </table:table-cell>
          <table:table-cell office:value-type="float" office:value="71.03125" calcext:value-type="float">
            <text:p>71,03125</text:p>
          </table:table-cell>
          <table:table-cell office:value-type="float" office:value="39.36673" calcext:value-type="float">
            <text:p>39,3667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8.82422" calcext:value-type="float">
            <text:p>38,82422</text:p>
          </table:table-cell>
          <table:table-cell/>
          <table:table-cell table:formula="of:=SUM([.B93:.G93])" office:value-type="float" office:value="386.5034" calcext:value-type="float">
            <text:p>386,5034</text:p>
          </table:table-cell>
        </table:table-row>
        <table:table-row table:style-name="ro1">
          <table:table-cell office:value-type="string" calcext:value-type="string">
            <text:p>2023-01-08 18:37:15</text:p>
          </table:table-cell>
          <table:table-cell office:value-type="float" office:value="254.9531" calcext:value-type="float">
            <text:p>254,9531</text:p>
          </table:table-cell>
          <table:table-cell office:value-type="float" office:value="132.73438" calcext:value-type="float">
            <text:p>132,73438</text:p>
          </table:table-cell>
          <table:table-cell office:value-type="float" office:value="72.96925" calcext:value-type="float">
            <text:p>72,969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.82422" calcext:value-type="float">
            <text:p>38,82422</text:p>
          </table:table-cell>
          <table:table-cell/>
          <table:table-cell table:formula="of:=SUM([.B94:.G94])" office:value-type="float" office:value="501.48095" calcext:value-type="float">
            <text:p>501,48095</text:p>
          </table:table-cell>
        </table:table-row>
        <table:table-row table:style-name="ro1">
          <table:table-cell office:value-type="string" calcext:value-type="string">
            <text:p>2023-01-08 18:37:14</text:p>
          </table:table-cell>
          <table:table-cell office:value-type="float" office:value="245.7891" calcext:value-type="float">
            <text:p>245,7891</text:p>
          </table:table-cell>
          <table:table-cell office:value-type="float" office:value="140.9375" calcext:value-type="float">
            <text:p>140,9375</text:p>
          </table:table-cell>
          <table:table-cell office:value-type="float" office:value="77.32301" calcext:value-type="float">
            <text:p>77,32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1016" calcext:value-type="float">
            <text:p>39,41016</text:p>
          </table:table-cell>
          <table:table-cell/>
          <table:table-cell table:formula="of:=SUM([.B95:.G95])" office:value-type="float" office:value="503.45977" calcext:value-type="float">
            <text:p>503,45977</text:p>
          </table:table-cell>
        </table:table-row>
        <table:table-row table:style-name="ro1">
          <table:table-cell office:value-type="string" calcext:value-type="string">
            <text:p>2023-01-08 18:37:13</text:p>
          </table:table-cell>
          <table:table-cell office:value-type="float" office:value="227.2656" calcext:value-type="float">
            <text:p>227,2656</text:p>
          </table:table-cell>
          <table:table-cell office:value-type="float" office:value="125.71875" calcext:value-type="float">
            <text:p>125,71875</text:p>
          </table:table-cell>
          <table:table-cell office:value-type="float" office:value="69.02919" calcext:value-type="float">
            <text:p>69,02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91016" calcext:value-type="float">
            <text:p>39,91016</text:p>
          </table:table-cell>
          <table:table-cell/>
          <table:table-cell table:formula="of:=SUM([.B96:.G96])" office:value-type="float" office:value="461.9237" calcext:value-type="float">
            <text:p>461,9237</text:p>
          </table:table-cell>
        </table:table-row>
        <table:table-row table:style-name="ro1">
          <table:table-cell office:value-type="string" calcext:value-type="string">
            <text:p>2023-01-08 18:37:12</text:p>
          </table:table-cell>
          <table:table-cell office:value-type="float" office:value="132.41406" calcext:value-type="float">
            <text:p>132,41406</text:p>
          </table:table-cell>
          <table:table-cell office:value-type="float" office:value="51.95312" calcext:value-type="float">
            <text:p>51,95312</text:p>
          </table:table-cell>
          <table:table-cell office:value-type="float" office:value="28.83129" calcext:value-type="float">
            <text:p>28,83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16016" calcext:value-type="float">
            <text:p>40,16016</text:p>
          </table:table-cell>
          <table:table-cell/>
          <table:table-cell table:formula="of:=SUM([.B97:.G97])" office:value-type="float" office:value="253.35863" calcext:value-type="float">
            <text:p>253,35863</text:p>
          </table:table-cell>
        </table:table-row>
        <table:table-row table:style-name="ro1">
          <table:table-cell office:value-type="string" calcext:value-type="string">
            <text:p>2023-01-08 18:37:11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75293" calcext:value-type="float">
            <text:p>0,4675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3672" calcext:value-type="float">
            <text:p>34,63672</text:p>
          </table:table-cell>
          <table:table-cell/>
          <table:table-cell table:formula="of:=SUM([.B98:.G98])" office:value-type="float" office:value="35.3620618" calcext:value-type="float">
            <text:p>35,3620618</text:p>
          </table:table-cell>
        </table:table-row>
        <table:table-row table:style-name="ro1">
          <table:table-cell office:value-type="string" calcext:value-type="string">
            <text:p>2023-01-08 18:37:10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75293" calcext:value-type="float">
            <text:p>0,4675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3672" calcext:value-type="float">
            <text:p>34,63672</text:p>
          </table:table-cell>
          <table:table-cell/>
          <table:table-cell table:formula="of:=SUM([.B99:.G99])" office:value-type="float" office:value="35.3620618" calcext:value-type="float">
            <text:p>35,3620618</text:p>
          </table:table-cell>
        </table:table-row>
        <table:table-row table:style-name="ro1">
          <table:table-cell office:value-type="string" calcext:value-type="string">
            <text:p>2023-01-08 18:37:09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75293" calcext:value-type="float">
            <text:p>0,4675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3672" calcext:value-type="float">
            <text:p>34,63672</text:p>
          </table:table-cell>
          <table:table-cell/>
          <table:table-cell table:formula="of:=SUM([.B100:.G100])" office:value-type="float" office:value="35.3620618" calcext:value-type="float">
            <text:p>35,3620618</text:p>
          </table:table-cell>
        </table:table-row>
        <table:table-row table:style-name="ro1">
          <table:table-cell office:value-type="string" calcext:value-type="string">
            <text:p>2023-01-08 18:37:08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75293" calcext:value-type="float">
            <text:p>0,4675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3672" calcext:value-type="float">
            <text:p>34,63672</text:p>
          </table:table-cell>
          <table:table-cell/>
          <table:table-cell table:formula="of:=SUM([.B101:.G101])" office:value-type="float" office:value="35.3620618" calcext:value-type="float">
            <text:p>35,3620618</text:p>
          </table:table-cell>
        </table:table-row>
        <table:table-row table:style-name="ro1">
          <table:table-cell office:value-type="string" calcext:value-type="string">
            <text:p>2023-01-08 18:37:07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75293" calcext:value-type="float">
            <text:p>0,4675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3672" calcext:value-type="float">
            <text:p>34,63672</text:p>
          </table:table-cell>
          <table:table-cell/>
          <table:table-cell table:formula="of:=SUM([.B102:.G102])" office:value-type="float" office:value="35.3620618" calcext:value-type="float">
            <text:p>35,3620618</text:p>
          </table:table-cell>
        </table:table-row>
        <table:table-row table:style-name="ro1">
          <table:table-cell office:value-type="string" calcext:value-type="string">
            <text:p>2023-01-08 18:37:06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75293" calcext:value-type="float">
            <text:p>0,4675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3672" calcext:value-type="float">
            <text:p>34,63672</text:p>
          </table:table-cell>
          <table:table-cell/>
          <table:table-cell table:formula="of:=SUM([.B103:.G103])" office:value-type="float" office:value="35.3620618" calcext:value-type="float">
            <text:p>35,3620618</text:p>
          </table:table-cell>
        </table:table-row>
        <table:table-row table:style-name="ro1">
          <table:table-cell office:value-type="string" calcext:value-type="string">
            <text:p>2023-01-08 18:37:05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75293" calcext:value-type="float">
            <text:p>0,4675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3672" calcext:value-type="float">
            <text:p>34,63672</text:p>
          </table:table-cell>
          <table:table-cell/>
          <table:table-cell table:formula="of:=SUM([.B104:.G104])" office:value-type="float" office:value="35.3620618" calcext:value-type="float">
            <text:p>35,3620618</text:p>
          </table:table-cell>
        </table:table-row>
        <table:table-row table:style-name="ro1">
          <table:table-cell office:value-type="string" calcext:value-type="string">
            <text:p>2023-01-08 18:37:04</text:p>
          </table:table-cell>
          <table:table-cell office:value-type="float" office:value="247.2734" calcext:value-type="float">
            <text:p>247,2734</text:p>
          </table:table-cell>
          <table:table-cell office:value-type="float" office:value="68.67188" calcext:value-type="float">
            <text:p>68,67188</text:p>
          </table:table-cell>
          <table:table-cell office:value-type="float" office:value="38.14919" calcext:value-type="float">
            <text:p>38,1491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3.90625" calcext:value-type="float">
            <text:p>33,90625</text:p>
          </table:table-cell>
          <table:table-cell/>
          <table:table-cell table:formula="of:=SUM([.B105:.G105])" office:value-type="float" office:value="394.00072" calcext:value-type="float">
            <text:p>394,00072</text:p>
          </table:table-cell>
        </table:table-row>
        <table:table-row table:style-name="ro1">
          <table:table-cell office:value-type="string" calcext:value-type="string">
            <text:p>2023-01-08 18:37:03</text:p>
          </table:table-cell>
          <table:table-cell office:value-type="float" office:value="257.0117" calcext:value-type="float">
            <text:p>257,0117</text:p>
          </table:table-cell>
          <table:table-cell office:value-type="float" office:value="132.625" calcext:value-type="float">
            <text:p>132,625</text:p>
          </table:table-cell>
          <table:table-cell office:value-type="float" office:value="72.95595" calcext:value-type="float">
            <text:p>72,9559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7.15625" calcext:value-type="float">
            <text:p>37,15625</text:p>
          </table:table-cell>
          <table:table-cell/>
          <table:table-cell table:formula="of:=SUM([.B106:.G106])" office:value-type="float" office:value="505.7489" calcext:value-type="float">
            <text:p>505,7489</text:p>
          </table:table-cell>
        </table:table-row>
        <table:table-row table:style-name="ro1">
          <table:table-cell office:value-type="string" calcext:value-type="string">
            <text:p>2023-01-08 18:37:02</text:p>
          </table:table-cell>
          <table:table-cell office:value-type="float" office:value="257.0664" calcext:value-type="float">
            <text:p>257,0664</text:p>
          </table:table-cell>
          <table:table-cell office:value-type="float" office:value="140.9375" calcext:value-type="float">
            <text:p>140,9375</text:p>
          </table:table-cell>
          <table:table-cell office:value-type="float" office:value="77.32239" calcext:value-type="float">
            <text:p>77,3223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0.05859" calcext:value-type="float">
            <text:p>40,05859</text:p>
          </table:table-cell>
          <table:table-cell/>
          <table:table-cell table:formula="of:=SUM([.B107:.G107])" office:value-type="float" office:value="521.38488" calcext:value-type="float">
            <text:p>521,38488</text:p>
          </table:table-cell>
        </table:table-row>
        <table:table-row table:style-name="ro1">
          <table:table-cell office:value-type="string" calcext:value-type="string">
            <text:p>2023-01-08 18:37:01</text:p>
          </table:table-cell>
          <table:table-cell office:value-type="float" office:value="245.9609" calcext:value-type="float">
            <text:p>245,9609</text:p>
          </table:table-cell>
          <table:table-cell office:value-type="float" office:value="131.76562" calcext:value-type="float">
            <text:p>131,76562</text:p>
          </table:table-cell>
          <table:table-cell office:value-type="float" office:value="72.3232" calcext:value-type="float">
            <text:p>72,323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0.30859" calcext:value-type="float">
            <text:p>40,30859</text:p>
          </table:table-cell>
          <table:table-cell/>
          <table:table-cell table:formula="of:=SUM([.B108:.G108])" office:value-type="float" office:value="496.35831" calcext:value-type="float">
            <text:p>496,35831</text:p>
          </table:table-cell>
        </table:table-row>
        <table:table-row table:style-name="ro1">
          <table:table-cell office:value-type="string" calcext:value-type="string">
            <text:p>2023-01-08 18:37:00</text:p>
          </table:table-cell>
          <table:table-cell office:value-type="float" office:value="134.26562" calcext:value-type="float">
            <text:p>134,26562</text:p>
          </table:table-cell>
          <table:table-cell office:value-type="float" office:value="43.21875" calcext:value-type="float">
            <text:p>43,21875</text:p>
          </table:table-cell>
          <table:table-cell office:value-type="float" office:value="24.0714" calcext:value-type="float">
            <text:p>24,07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0.55859" calcext:value-type="float">
            <text:p>40,55859</text:p>
          </table:table-cell>
          <table:table-cell/>
          <table:table-cell table:formula="of:=SUM([.B109:.G109])" office:value-type="float" office:value="248.11436" calcext:value-type="float">
            <text:p>248,11436</text:p>
          </table:table-cell>
        </table:table-row>
        <table:table-row table:style-name="ro1">
          <table:table-cell office:value-type="string" calcext:value-type="string">
            <text:p>2023-01-08 18:36:59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73386" calcext:value-type="float">
            <text:p>0,4673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55078" calcext:value-type="float">
            <text:p>36,55078</text:p>
          </table:table-cell>
          <table:table-cell/>
          <table:table-cell table:formula="of:=SUM([.B110:.G110])" office:value-type="float" office:value="37.2759311" calcext:value-type="float">
            <text:p>37,2759311</text:p>
          </table:table-cell>
        </table:table-row>
        <table:table-row table:style-name="ro1">
          <table:table-cell office:value-type="string" calcext:value-type="string">
            <text:p>2023-01-08 18:36:58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73386" calcext:value-type="float">
            <text:p>0,4673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55078" calcext:value-type="float">
            <text:p>36,55078</text:p>
          </table:table-cell>
          <table:table-cell/>
          <table:table-cell table:formula="of:=SUM([.B111:.G111])" office:value-type="float" office:value="37.2759311" calcext:value-type="float">
            <text:p>37,2759311</text:p>
          </table:table-cell>
        </table:table-row>
        <table:table-row table:style-name="ro1">
          <table:table-cell office:value-type="string" calcext:value-type="string">
            <text:p>2023-01-08 18:36:57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73386" calcext:value-type="float">
            <text:p>0,4673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55078" calcext:value-type="float">
            <text:p>36,55078</text:p>
          </table:table-cell>
          <table:table-cell/>
          <table:table-cell table:formula="of:=SUM([.B112:.G112])" office:value-type="float" office:value="37.2759311" calcext:value-type="float">
            <text:p>37,2759311</text:p>
          </table:table-cell>
        </table:table-row>
        <table:table-row table:style-name="ro1">
          <table:table-cell office:value-type="string" calcext:value-type="string">
            <text:p>2023-01-08 18:36:56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73386" calcext:value-type="float">
            <text:p>0,4673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55078" calcext:value-type="float">
            <text:p>36,55078</text:p>
          </table:table-cell>
          <table:table-cell/>
          <table:table-cell table:formula="of:=SUM([.B113:.G113])" office:value-type="float" office:value="37.2759311" calcext:value-type="float">
            <text:p>37,2759311</text:p>
          </table:table-cell>
        </table:table-row>
        <table:table-row table:style-name="ro1">
          <table:table-cell office:value-type="string" calcext:value-type="string">
            <text:p>2023-01-08 18:36:55</text:p>
          </table:table-cell>
          <table:table-cell office:value-type="float" office:value="295.9961" calcext:value-type="float">
            <text:p>295,9961</text:p>
          </table:table-cell>
          <table:table-cell office:value-type="float" office:value="51.42188" calcext:value-type="float">
            <text:p>51,42188</text:p>
          </table:table-cell>
          <table:table-cell office:value-type="float" office:value="28.63274" calcext:value-type="float">
            <text:p>28,6327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.48828" calcext:value-type="float">
            <text:p>36,48828</text:p>
          </table:table-cell>
          <table:table-cell/>
          <table:table-cell table:formula="of:=SUM([.B114:.G114])" office:value-type="float" office:value="422.539" calcext:value-type="float">
            <text:p>422,539</text:p>
          </table:table-cell>
        </table:table-row>
        <table:table-row table:style-name="ro1">
          <table:table-cell office:value-type="string" calcext:value-type="string">
            <text:p>2023-01-08 18:36:54</text:p>
          </table:table-cell>
          <table:table-cell office:value-type="float" office:value="271.7969" calcext:value-type="float">
            <text:p>271,7969</text:p>
          </table:table-cell>
          <table:table-cell office:value-type="float" office:value="113.625" calcext:value-type="float">
            <text:p>113,625</text:p>
          </table:table-cell>
          <table:table-cell office:value-type="float" office:value="62.56033" calcext:value-type="float">
            <text:p>62,5603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6.48828" calcext:value-type="float">
            <text:p>36,48828</text:p>
          </table:table-cell>
          <table:table-cell/>
          <table:table-cell table:formula="of:=SUM([.B115:.G115])" office:value-type="float" office:value="494.47051" calcext:value-type="float">
            <text:p>494,47051</text:p>
          </table:table-cell>
        </table:table-row>
        <table:table-row table:style-name="ro1">
          <table:table-cell office:value-type="string" calcext:value-type="string">
            <text:p>2023-01-08 18:36:53</text:p>
          </table:table-cell>
          <table:table-cell office:value-type="float" office:value="249.875" calcext:value-type="float">
            <text:p>249,875</text:p>
          </table:table-cell>
          <table:table-cell office:value-type="float" office:value="140.9375" calcext:value-type="float">
            <text:p>140,9375</text:p>
          </table:table-cell>
          <table:table-cell office:value-type="float" office:value="77.32257" calcext:value-type="float">
            <text:p>77,3225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0.83594" calcext:value-type="float">
            <text:p>40,83594</text:p>
          </table:table-cell>
          <table:table-cell/>
          <table:table-cell table:formula="of:=SUM([.B116:.G116])" office:value-type="float" office:value="514.97101" calcext:value-type="float">
            <text:p>514,97101</text:p>
          </table:table-cell>
        </table:table-row>
        <table:table-row table:style-name="ro1">
          <table:table-cell office:value-type="string" calcext:value-type="string">
            <text:p>2023-01-08 18:36:52</text:p>
          </table:table-cell>
          <table:table-cell office:value-type="float" office:value="249.875" calcext:value-type="float">
            <text:p>249,875</text:p>
          </table:table-cell>
          <table:table-cell office:value-type="float" office:value="140.9375" calcext:value-type="float">
            <text:p>140,9375</text:p>
          </table:table-cell>
          <table:table-cell office:value-type="float" office:value="77.32257" calcext:value-type="float">
            <text:p>77,3225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0.83594" calcext:value-type="float">
            <text:p>40,83594</text:p>
          </table:table-cell>
          <table:table-cell/>
          <table:table-cell table:formula="of:=SUM([.B117:.G117])" office:value-type="float" office:value="514.97101" calcext:value-type="float">
            <text:p>514,97101</text:p>
          </table:table-cell>
        </table:table-row>
        <table:table-row table:style-name="ro1">
          <table:table-cell office:value-type="string" calcext:value-type="string">
            <text:p>2023-01-08 18:36:51</text:p>
          </table:table-cell>
          <table:table-cell office:value-type="float" office:value="198.2656" calcext:value-type="float">
            <text:p>198,2656</text:p>
          </table:table-cell>
          <table:table-cell office:value-type="float" office:value="98.34375" calcext:value-type="float">
            <text:p>98,34375</text:p>
          </table:table-cell>
          <table:table-cell office:value-type="float" office:value="54.11107" calcext:value-type="float">
            <text:p>54,1110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1.08594" calcext:value-type="float">
            <text:p>41,08594</text:p>
          </table:table-cell>
          <table:table-cell/>
          <table:table-cell table:formula="of:=SUM([.B118:.G118])" office:value-type="float" office:value="397.80636" calcext:value-type="float">
            <text:p>397,80636</text:p>
          </table:table-cell>
        </table:table-row>
        <table:table-row table:style-name="ro1">
          <table:table-cell office:value-type="string" calcext:value-type="string">
            <text:p>2023-01-08 18:36:50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71478" calcext:value-type="float">
            <text:p>0,4671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25781" calcext:value-type="float">
            <text:p>41,25781</text:p>
          </table:table-cell>
          <table:table-cell/>
          <table:table-cell table:formula="of:=SUM([.B119:.G119])" office:value-type="float" office:value="41.9827703" calcext:value-type="float">
            <text:p>41,9827703</text:p>
          </table:table-cell>
        </table:table-row>
        <table:table-row table:style-name="ro1">
          <table:table-cell office:value-type="string" calcext:value-type="string">
            <text:p>2023-01-08 18:36:49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71478" calcext:value-type="float">
            <text:p>0,4671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25781" calcext:value-type="float">
            <text:p>41,25781</text:p>
          </table:table-cell>
          <table:table-cell/>
          <table:table-cell table:formula="of:=SUM([.B120:.G120])" office:value-type="float" office:value="41.9827703" calcext:value-type="float">
            <text:p>41,9827703</text:p>
          </table:table-cell>
        </table:table-row>
        <table:table-row table:style-name="ro1">
          <table:table-cell office:value-type="string" calcext:value-type="string">
            <text:p>2023-01-08 18:36:48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71478" calcext:value-type="float">
            <text:p>0,4671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25781" calcext:value-type="float">
            <text:p>41,25781</text:p>
          </table:table-cell>
          <table:table-cell/>
          <table:table-cell table:formula="of:=SUM([.B121:.G121])" office:value-type="float" office:value="41.9827703" calcext:value-type="float">
            <text:p>41,9827703</text:p>
          </table:table-cell>
        </table:table-row>
        <table:table-row table:style-name="ro1">
          <table:table-cell office:value-type="string" calcext:value-type="string">
            <text:p>2023-01-08 18:36:47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71478" calcext:value-type="float">
            <text:p>0,4671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25781" calcext:value-type="float">
            <text:p>41,25781</text:p>
          </table:table-cell>
          <table:table-cell/>
          <table:table-cell table:formula="of:=SUM([.B122:.G122])" office:value-type="float" office:value="41.9827703" calcext:value-type="float">
            <text:p>41,9827703</text:p>
          </table:table-cell>
        </table:table-row>
        <table:table-row table:style-name="ro1">
          <table:table-cell office:value-type="string" calcext:value-type="string">
            <text:p>2023-01-08 18:36:46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71478" calcext:value-type="float">
            <text:p>0,4671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25781" calcext:value-type="float">
            <text:p>41,25781</text:p>
          </table:table-cell>
          <table:table-cell/>
          <table:table-cell table:formula="of:=SUM([.B123:.G123])" office:value-type="float" office:value="41.9827703" calcext:value-type="float">
            <text:p>41,9827703</text:p>
          </table:table-cell>
        </table:table-row>
        <table:table-row table:style-name="ro1">
          <table:table-cell office:value-type="string" calcext:value-type="string">
            <text:p>2023-01-08 18:36:45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71478" calcext:value-type="float">
            <text:p>0,4671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25781" calcext:value-type="float">
            <text:p>41,25781</text:p>
          </table:table-cell>
          <table:table-cell/>
          <table:table-cell table:formula="of:=SUM([.B124:.G124])" office:value-type="float" office:value="41.9827703" calcext:value-type="float">
            <text:p>41,9827703</text:p>
          </table:table-cell>
        </table:table-row>
        <table:table-row table:style-name="ro1">
          <table:table-cell office:value-type="string" calcext:value-type="string">
            <text:p>2023-01-08 18:36:44</text:p>
          </table:table-cell>
          <table:table-cell office:value-type="float" office:value="231.2266" calcext:value-type="float">
            <text:p>231,2266</text:p>
          </table:table-cell>
          <table:table-cell office:value-type="float" office:value="88.89062" calcext:value-type="float">
            <text:p>88,89062</text:p>
          </table:table-cell>
          <table:table-cell office:value-type="float" office:value="49.16489" calcext:value-type="float">
            <text:p>49,1648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.69922" calcext:value-type="float">
            <text:p>41,69922</text:p>
          </table:table-cell>
          <table:table-cell/>
          <table:table-cell table:formula="of:=SUM([.B125:.G125])" office:value-type="float" office:value="418.98133" calcext:value-type="float">
            <text:p>418,98133</text:p>
          </table:table-cell>
        </table:table-row>
        <table:table-row table:style-name="ro1">
          <table:table-cell office:value-type="string" calcext:value-type="string">
            <text:p>2023-01-08 18:36:43</text:p>
          </table:table-cell>
          <table:table-cell office:value-type="float" office:value="263.1172" calcext:value-type="float">
            <text:p>263,1172</text:p>
          </table:table-cell>
          <table:table-cell office:value-type="float" office:value="140.875" calcext:value-type="float">
            <text:p>140,875</text:p>
          </table:table-cell>
          <table:table-cell office:value-type="float" office:value="77.28804" calcext:value-type="float">
            <text:p>77,2880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.69922" calcext:value-type="float">
            <text:p>41,69922</text:p>
          </table:table-cell>
          <table:table-cell/>
          <table:table-cell table:formula="of:=SUM([.B126:.G126])" office:value-type="float" office:value="530.97946" calcext:value-type="float">
            <text:p>530,97946</text:p>
          </table:table-cell>
        </table:table-row>
        <table:table-row table:style-name="ro1">
          <table:table-cell office:value-type="string" calcext:value-type="string">
            <text:p>2023-01-08 18:36:42</text:p>
          </table:table-cell>
          <table:table-cell office:value-type="float" office:value="257.6992" calcext:value-type="float">
            <text:p>257,6992</text:p>
          </table:table-cell>
          <table:table-cell office:value-type="float" office:value="140.9375" calcext:value-type="float">
            <text:p>140,9375</text:p>
          </table:table-cell>
          <table:table-cell office:value-type="float" office:value="77.32233" calcext:value-type="float">
            <text:p>77,322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1.69922" calcext:value-type="float">
            <text:p>41,69922</text:p>
          </table:table-cell>
          <table:table-cell/>
          <table:table-cell table:formula="of:=SUM([.B127:.G127])" office:value-type="float" office:value="523.65825" calcext:value-type="float">
            <text:p>523,65825</text:p>
          </table:table-cell>
        </table:table-row>
        <table:table-row table:style-name="ro1">
          <table:table-cell office:value-type="string" calcext:value-type="string">
            <text:p>2023-01-08 18:36:41</text:p>
          </table:table-cell>
          <table:table-cell office:value-type="float" office:value="218.9805" calcext:value-type="float">
            <text:p>218,9805</text:p>
          </table:table-cell>
          <table:table-cell office:value-type="float" office:value="108.46875" calcext:value-type="float">
            <text:p>108,46875</text:p>
          </table:table-cell>
          <table:table-cell office:value-type="float" office:value="59.62861" calcext:value-type="float">
            <text:p>59,6286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1.69922" calcext:value-type="float">
            <text:p>41,69922</text:p>
          </table:table-cell>
          <table:table-cell/>
          <table:table-cell table:formula="of:=SUM([.B128:.G128])" office:value-type="float" office:value="434.77708" calcext:value-type="float">
            <text:p>434,77708</text:p>
          </table:table-cell>
        </table:table-row>
        <table:table-row table:style-name="ro1">
          <table:table-cell office:value-type="string" calcext:value-type="string">
            <text:p>2023-01-08 18:36:40</text:p>
          </table:table-cell>
          <table:table-cell office:value-type="float" office:value="26.78125" calcext:value-type="float">
            <text:p>26,78125</text:p>
          </table:table-cell>
          <table:table-cell office:value-type="float" office:value="2.5" calcext:value-type="float">
            <text:p>2,5</text:p>
          </table:table-cell>
          <table:table-cell office:value-type="float" office:value="1.889145" calcext:value-type="float">
            <text:p>1,8891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1.69922" calcext:value-type="float">
            <text:p>41,69922</text:p>
          </table:table-cell>
          <table:table-cell/>
          <table:table-cell table:formula="of:=SUM([.B129:.G129])" office:value-type="float" office:value="76.869615" calcext:value-type="float">
            <text:p>76,869615</text:p>
          </table:table-cell>
        </table:table-row>
        <table:table-row table:style-name="ro1">
          <table:table-cell office:value-type="string" calcext:value-type="string">
            <text:p>2023-01-08 18:36:39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69571" calcext:value-type="float">
            <text:p>0,4669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5234" calcext:value-type="float">
            <text:p>41,65234</text:p>
          </table:table-cell>
          <table:table-cell/>
          <table:table-cell table:formula="of:=SUM([.B130:.G130])" office:value-type="float" office:value="42.3771096" calcext:value-type="float">
            <text:p>42,3771096</text:p>
          </table:table-cell>
        </table:table-row>
        <table:table-row table:style-name="ro1">
          <table:table-cell office:value-type="string" calcext:value-type="string">
            <text:p>2023-01-08 18:36:38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69571" calcext:value-type="float">
            <text:p>0,4669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5234" calcext:value-type="float">
            <text:p>41,65234</text:p>
          </table:table-cell>
          <table:table-cell/>
          <table:table-cell table:formula="of:=SUM([.B131:.G131])" office:value-type="float" office:value="42.3771096" calcext:value-type="float">
            <text:p>42,3771096</text:p>
          </table:table-cell>
        </table:table-row>
        <table:table-row table:style-name="ro1">
          <table:table-cell office:value-type="string" calcext:value-type="string">
            <text:p>2023-01-08 18:36:37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69571" calcext:value-type="float">
            <text:p>0,4669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5234" calcext:value-type="float">
            <text:p>41,65234</text:p>
          </table:table-cell>
          <table:table-cell/>
          <table:table-cell table:formula="of:=SUM([.B132:.G132])" office:value-type="float" office:value="42.3771096" calcext:value-type="float">
            <text:p>42,3771096</text:p>
          </table:table-cell>
        </table:table-row>
        <table:table-row table:style-name="ro1">
          <table:table-cell office:value-type="string" calcext:value-type="string">
            <text:p>2023-01-08 18:36:36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69571" calcext:value-type="float">
            <text:p>0,4669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5234" calcext:value-type="float">
            <text:p>41,65234</text:p>
          </table:table-cell>
          <table:table-cell/>
          <table:table-cell table:formula="of:=SUM([.B133:.G133])" office:value-type="float" office:value="42.3771096" calcext:value-type="float">
            <text:p>42,3771096</text:p>
          </table:table-cell>
        </table:table-row>
        <table:table-row table:style-name="ro1">
          <table:table-cell office:value-type="string" calcext:value-type="string">
            <text:p>2023-01-08 18:36:35</text:p>
          </table:table-cell>
          <table:table-cell office:value-type="float" office:value="213.2734" calcext:value-type="float">
            <text:p>213,2734</text:p>
          </table:table-cell>
          <table:table-cell office:value-type="float" office:value="81.09375" calcext:value-type="float">
            <text:p>81,09375</text:p>
          </table:table-cell>
          <table:table-cell office:value-type="float" office:value="44.83794" calcext:value-type="float">
            <text:p>44,8379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.68359" calcext:value-type="float">
            <text:p>41,68359</text:p>
          </table:table-cell>
          <table:table-cell/>
          <table:table-cell table:formula="of:=SUM([.B134:.G134])" office:value-type="float" office:value="388.88868" calcext:value-type="float">
            <text:p>388,88868</text:p>
          </table:table-cell>
        </table:table-row>
        <table:table-row table:style-name="ro1">
          <table:table-cell office:value-type="string" calcext:value-type="string">
            <text:p>2023-01-08 18:36:34</text:p>
          </table:table-cell>
          <table:table-cell office:value-type="float" office:value="250.8984" calcext:value-type="float">
            <text:p>250,8984</text:p>
          </table:table-cell>
          <table:table-cell office:value-type="float" office:value="138.90625" calcext:value-type="float">
            <text:p>138,90625</text:p>
          </table:table-cell>
          <table:table-cell office:value-type="float" office:value="76.3014" calcext:value-type="float">
            <text:p>76,30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1.68359" calcext:value-type="float">
            <text:p>41,68359</text:p>
          </table:table-cell>
          <table:table-cell/>
          <table:table-cell table:formula="of:=SUM([.B135:.G135])" office:value-type="float" office:value="511.78964" calcext:value-type="float">
            <text:p>511,78964</text:p>
          </table:table-cell>
        </table:table-row>
        <table:table-row table:style-name="ro1">
          <table:table-cell office:value-type="string" calcext:value-type="string">
            <text:p>2023-01-08 18:36:33</text:p>
          </table:table-cell>
          <table:table-cell office:value-type="float" office:value="247.4609" calcext:value-type="float">
            <text:p>247,4609</text:p>
          </table:table-cell>
          <table:table-cell office:value-type="float" office:value="140.9375" calcext:value-type="float">
            <text:p>140,9375</text:p>
          </table:table-cell>
          <table:table-cell office:value-type="float" office:value="77.32204" calcext:value-type="float">
            <text:p>77,322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.68359" calcext:value-type="float">
            <text:p>41,68359</text:p>
          </table:table-cell>
          <table:table-cell/>
          <table:table-cell table:formula="of:=SUM([.B136:.G136])" office:value-type="float" office:value="509.40403" calcext:value-type="float">
            <text:p>509,40403</text:p>
          </table:table-cell>
        </table:table-row>
        <table:table-row table:style-name="ro1">
          <table:table-cell office:value-type="string" calcext:value-type="string">
            <text:p>2023-01-08 18:36:32</text:p>
          </table:table-cell>
          <table:table-cell office:value-type="float" office:value="220.918" calcext:value-type="float">
            <text:p>220,918</text:p>
          </table:table-cell>
          <table:table-cell office:value-type="float" office:value="119.07812" calcext:value-type="float">
            <text:p>119,07812</text:p>
          </table:table-cell>
          <table:table-cell office:value-type="float" office:value="65.40687" calcext:value-type="float">
            <text:p>65,406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.68359" calcext:value-type="float">
            <text:p>41,68359</text:p>
          </table:table-cell>
          <table:table-cell/>
          <table:table-cell table:formula="of:=SUM([.B137:.G137])" office:value-type="float" office:value="449.08658" calcext:value-type="float">
            <text:p>449,08658</text:p>
          </table:table-cell>
        </table:table-row>
        <table:table-row table:style-name="ro1">
          <table:table-cell office:value-type="string" calcext:value-type="string">
            <text:p>2023-01-08 18:36:31</text:p>
          </table:table-cell>
          <table:table-cell office:value-type="float" office:value="87.67578" calcext:value-type="float">
            <text:p>87,67578</text:p>
          </table:table-cell>
          <table:table-cell office:value-type="float" office:value="14.484375" calcext:value-type="float">
            <text:p>14,484375</text:p>
          </table:table-cell>
          <table:table-cell office:value-type="float" office:value="8.411957" calcext:value-type="float">
            <text:p>8,4119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.68359" calcext:value-type="float">
            <text:p>41,68359</text:p>
          </table:table-cell>
          <table:table-cell/>
          <table:table-cell table:formula="of:=SUM([.B138:.G138])" office:value-type="float" office:value="154.255702" calcext:value-type="float">
            <text:p>154,255702</text:p>
          </table:table-cell>
        </table:table-row>
        <table:table-row table:style-name="ro1">
          <table:table-cell office:value-type="string" calcext:value-type="string">
            <text:p>2023-01-08 18:36:30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67664" calcext:value-type="float">
            <text:p>0,466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3672" calcext:value-type="float">
            <text:p>41,63672</text:p>
          </table:table-cell>
          <table:table-cell/>
          <table:table-cell table:formula="of:=SUM([.B139:.G139])" office:value-type="float" office:value="42.3612989" calcext:value-type="float">
            <text:p>42,3612989</text:p>
          </table:table-cell>
        </table:table-row>
        <table:table-row table:style-name="ro1">
          <table:table-cell office:value-type="string" calcext:value-type="string">
            <text:p>2023-01-08 18:36:29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67664" calcext:value-type="float">
            <text:p>0,466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3672" calcext:value-type="float">
            <text:p>41,63672</text:p>
          </table:table-cell>
          <table:table-cell/>
          <table:table-cell table:formula="of:=SUM([.B140:.G140])" office:value-type="float" office:value="42.3612989" calcext:value-type="float">
            <text:p>42,3612989</text:p>
          </table:table-cell>
        </table:table-row>
        <table:table-row table:style-name="ro1">
          <table:table-cell office:value-type="string" calcext:value-type="string">
            <text:p>2023-01-08 18:36:28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67664" calcext:value-type="float">
            <text:p>0,466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3672" calcext:value-type="float">
            <text:p>41,63672</text:p>
          </table:table-cell>
          <table:table-cell/>
          <table:table-cell table:formula="of:=SUM([.B141:.G141])" office:value-type="float" office:value="42.3612989" calcext:value-type="float">
            <text:p>42,3612989</text:p>
          </table:table-cell>
        </table:table-row>
        <table:table-row table:style-name="ro1">
          <table:table-cell office:value-type="string" calcext:value-type="string">
            <text:p>2023-01-08 18:36:27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67664" calcext:value-type="float">
            <text:p>0,466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3672" calcext:value-type="float">
            <text:p>41,63672</text:p>
          </table:table-cell>
          <table:table-cell/>
          <table:table-cell table:formula="of:=SUM([.B142:.G142])" office:value-type="float" office:value="42.3612989" calcext:value-type="float">
            <text:p>42,3612989</text:p>
          </table:table-cell>
        </table:table-row>
        <table:table-row table:style-name="ro1">
          <table:table-cell office:value-type="string" calcext:value-type="string">
            <text:p>2023-01-08 18:36:26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67664" calcext:value-type="float">
            <text:p>0,466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3672" calcext:value-type="float">
            <text:p>41,63672</text:p>
          </table:table-cell>
          <table:table-cell/>
          <table:table-cell table:formula="of:=SUM([.B143:.G143])" office:value-type="float" office:value="42.3612989" calcext:value-type="float">
            <text:p>42,3612989</text:p>
          </table:table-cell>
        </table:table-row>
        <table:table-row table:style-name="ro1">
          <table:table-cell office:value-type="string" calcext:value-type="string">
            <text:p>2023-01-08 18:36:25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67664" calcext:value-type="float">
            <text:p>0,466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3672" calcext:value-type="float">
            <text:p>41,63672</text:p>
          </table:table-cell>
          <table:table-cell/>
          <table:table-cell table:formula="of:=SUM([.B144:.G144])" office:value-type="float" office:value="42.3612989" calcext:value-type="float">
            <text:p>42,3612989</text:p>
          </table:table-cell>
        </table:table-row>
        <table:table-row table:style-name="ro1">
          <table:table-cell office:value-type="string" calcext:value-type="string">
            <text:p>2023-01-08 18:36:24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67664" calcext:value-type="float">
            <text:p>0,466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3672" calcext:value-type="float">
            <text:p>41,63672</text:p>
          </table:table-cell>
          <table:table-cell/>
          <table:table-cell table:formula="of:=SUM([.B145:.G145])" office:value-type="float" office:value="42.3612989" calcext:value-type="float">
            <text:p>42,3612989</text:p>
          </table:table-cell>
        </table:table-row>
        <table:table-row table:style-name="ro1">
          <table:table-cell office:value-type="string" calcext:value-type="string">
            <text:p>2023-01-08 18:36:23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67664" calcext:value-type="float">
            <text:p>0,466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3672" calcext:value-type="float">
            <text:p>41,63672</text:p>
          </table:table-cell>
          <table:table-cell/>
          <table:table-cell table:formula="of:=SUM([.B146:.G146])" office:value-type="float" office:value="42.3612989" calcext:value-type="float">
            <text:p>42,3612989</text:p>
          </table:table-cell>
        </table:table-row>
        <table:table-row table:style-name="ro1">
          <table:table-cell office:value-type="string" calcext:value-type="string">
            <text:p>2023-01-08 18:36:22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67664" calcext:value-type="float">
            <text:p>0,466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3672" calcext:value-type="float">
            <text:p>41,63672</text:p>
          </table:table-cell>
          <table:table-cell/>
          <table:table-cell table:formula="of:=SUM([.B147:.G147])" office:value-type="float" office:value="42.3612989" calcext:value-type="float">
            <text:p>42,3612989</text:p>
          </table:table-cell>
        </table:table-row>
        <table:table-row table:style-name="ro1">
          <table:table-cell office:value-type="string" calcext:value-type="string">
            <text:p>2023-01-08 18:36:21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67664" calcext:value-type="float">
            <text:p>0,466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3672" calcext:value-type="float">
            <text:p>41,63672</text:p>
          </table:table-cell>
          <table:table-cell/>
          <table:table-cell table:formula="of:=SUM([.B148:.G148])" office:value-type="float" office:value="42.3612989" calcext:value-type="float">
            <text:p>42,3612989</text:p>
          </table:table-cell>
        </table:table-row>
        <table:table-row table:style-name="ro1">
          <table:table-cell office:value-type="string" calcext:value-type="string">
            <text:p>2023-01-08 18:36:20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67664" calcext:value-type="float">
            <text:p>0,466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3672" calcext:value-type="float">
            <text:p>41,63672</text:p>
          </table:table-cell>
          <table:table-cell/>
          <table:table-cell table:formula="of:=SUM([.B149:.G149])" office:value-type="float" office:value="42.3612989" calcext:value-type="float">
            <text:p>42,3612989</text:p>
          </table:table-cell>
        </table:table-row>
        <table:table-row table:style-name="ro1">
          <table:table-cell office:value-type="string" calcext:value-type="string">
            <text:p>2023-01-08 18:36:19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67664" calcext:value-type="float">
            <text:p>0,466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3672" calcext:value-type="float">
            <text:p>41,63672</text:p>
          </table:table-cell>
          <table:table-cell/>
          <table:table-cell table:formula="of:=SUM([.B150:.G150])" office:value-type="float" office:value="42.3612989" calcext:value-type="float">
            <text:p>42,3612989</text:p>
          </table:table-cell>
        </table:table-row>
        <table:table-row table:style-name="ro1">
          <table:table-cell office:value-type="string" calcext:value-type="string">
            <text:p>2023-01-08 18:36:18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67664" calcext:value-type="float">
            <text:p>0,466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3672" calcext:value-type="float">
            <text:p>41,63672</text:p>
          </table:table-cell>
          <table:table-cell/>
          <table:table-cell table:formula="of:=SUM([.B151:.G151])" office:value-type="float" office:value="42.3612989" calcext:value-type="float">
            <text:p>42,3612989</text:p>
          </table:table-cell>
        </table:table-row>
        <table:table-row table:style-name="ro1">
          <table:table-cell office:value-type="string" calcext:value-type="string">
            <text:p>2023-01-08 18:36:17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67664" calcext:value-type="float">
            <text:p>0,466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3672" calcext:value-type="float">
            <text:p>41,63672</text:p>
          </table:table-cell>
          <table:table-cell/>
          <table:table-cell table:formula="of:=SUM([.B152:.G152])" office:value-type="float" office:value="42.3612989" calcext:value-type="float">
            <text:p>42,3612989</text:p>
          </table:table-cell>
        </table:table-row>
        <table:table-row table:style-name="ro1">
          <table:table-cell office:value-type="string" calcext:value-type="string">
            <text:p>2023-01-08 18:36:16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67664" calcext:value-type="float">
            <text:p>0,466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3672" calcext:value-type="float">
            <text:p>41,63672</text:p>
          </table:table-cell>
          <table:table-cell/>
          <table:table-cell table:formula="of:=SUM([.B153:.G153])" office:value-type="float" office:value="42.3612989" calcext:value-type="float">
            <text:p>42,3612989</text:p>
          </table:table-cell>
        </table:table-row>
        <table:table-row table:style-name="ro1">
          <table:table-cell office:value-type="string" calcext:value-type="string">
            <text:p>2023-01-08 18:36:15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67664" calcext:value-type="float">
            <text:p>0,466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3672" calcext:value-type="float">
            <text:p>41,63672</text:p>
          </table:table-cell>
          <table:table-cell/>
          <table:table-cell table:formula="of:=SUM([.B154:.G154])" office:value-type="float" office:value="42.3612989" calcext:value-type="float">
            <text:p>42,3612989</text:p>
          </table:table-cell>
        </table:table-row>
        <table:table-row table:style-name="ro1">
          <table:table-cell office:value-type="string" calcext:value-type="string">
            <text:p>2023-01-08 18:36:14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67664" calcext:value-type="float">
            <text:p>0,466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3672" calcext:value-type="float">
            <text:p>41,63672</text:p>
          </table:table-cell>
          <table:table-cell/>
          <table:table-cell table:formula="of:=SUM([.B155:.G155])" office:value-type="float" office:value="42.3612989" calcext:value-type="float">
            <text:p>42,3612989</text:p>
          </table:table-cell>
        </table:table-row>
        <table:table-row table:style-name="ro1">
          <table:table-cell office:value-type="string" calcext:value-type="string">
            <text:p>2023-01-08 18:36:13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67664" calcext:value-type="float">
            <text:p>0,466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3672" calcext:value-type="float">
            <text:p>41,63672</text:p>
          </table:table-cell>
          <table:table-cell/>
          <table:table-cell table:formula="of:=SUM([.B156:.G156])" office:value-type="float" office:value="42.3612989" calcext:value-type="float">
            <text:p>42,3612989</text:p>
          </table:table-cell>
        </table:table-row>
        <table:table-row table:style-name="ro1">
          <table:table-cell office:value-type="string" calcext:value-type="string">
            <text:p>2023-01-08 18:36:12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67664" calcext:value-type="float">
            <text:p>0,466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3672" calcext:value-type="float">
            <text:p>41,63672</text:p>
          </table:table-cell>
          <table:table-cell/>
          <table:table-cell table:formula="of:=SUM([.B157:.G157])" office:value-type="float" office:value="42.3612989" calcext:value-type="float">
            <text:p>42,3612989</text:p>
          </table:table-cell>
        </table:table-row>
        <table:table-row table:style-name="ro1">
          <table:table-cell office:value-type="string" calcext:value-type="string">
            <text:p>2023-01-08 18:36:11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67664" calcext:value-type="float">
            <text:p>0,466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3672" calcext:value-type="float">
            <text:p>41,63672</text:p>
          </table:table-cell>
          <table:table-cell/>
          <table:table-cell table:formula="of:=SUM([.B158:.G158])" office:value-type="float" office:value="42.3612989" calcext:value-type="float">
            <text:p>42,3612989</text:p>
          </table:table-cell>
        </table:table-row>
        <table:table-row table:style-name="ro1">
          <table:table-cell office:value-type="string" calcext:value-type="string">
            <text:p>2023-01-08 18:36:10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67664" calcext:value-type="float">
            <text:p>0,466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3672" calcext:value-type="float">
            <text:p>41,63672</text:p>
          </table:table-cell>
          <table:table-cell/>
          <table:table-cell table:formula="of:=SUM([.B159:.G159])" office:value-type="float" office:value="42.3612989" calcext:value-type="float">
            <text:p>42,3612989</text:p>
          </table:table-cell>
        </table:table-row>
        <table:table-row table:style-name="ro1">
          <table:table-cell office:value-type="string" calcext:value-type="string">
            <text:p>2023-01-08 18:36:09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67664" calcext:value-type="float">
            <text:p>0,466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3672" calcext:value-type="float">
            <text:p>41,63672</text:p>
          </table:table-cell>
          <table:table-cell/>
          <table:table-cell table:formula="of:=SUM([.B160:.G160])" office:value-type="float" office:value="42.3612989" calcext:value-type="float">
            <text:p>42,3612989</text:p>
          </table:table-cell>
        </table:table-row>
        <table:table-row table:style-name="ro1">
          <table:table-cell office:value-type="string" calcext:value-type="string">
            <text:p>2023-01-08 18:36:08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67664" calcext:value-type="float">
            <text:p>0,466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3672" calcext:value-type="float">
            <text:p>41,63672</text:p>
          </table:table-cell>
          <table:table-cell/>
          <table:table-cell table:formula="of:=SUM([.B161:.G161])" office:value-type="float" office:value="42.3612989" calcext:value-type="float">
            <text:p>42,3612989</text:p>
          </table:table-cell>
        </table:table-row>
        <table:table-row table:style-name="ro1">
          <table:table-cell office:value-type="string" calcext:value-type="string">
            <text:p>2023-01-08 18:36:07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67664" calcext:value-type="float">
            <text:p>0,466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3672" calcext:value-type="float">
            <text:p>41,63672</text:p>
          </table:table-cell>
          <table:table-cell/>
          <table:table-cell table:formula="of:=SUM([.B162:.G162])" office:value-type="float" office:value="42.3612989" calcext:value-type="float">
            <text:p>42,3612989</text:p>
          </table:table-cell>
        </table:table-row>
        <table:table-row table:style-name="ro1">
          <table:table-cell office:value-type="string" calcext:value-type="string">
            <text:p>2023-01-08 18:36:06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67664" calcext:value-type="float">
            <text:p>0,466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3672" calcext:value-type="float">
            <text:p>41,63672</text:p>
          </table:table-cell>
          <table:table-cell/>
          <table:table-cell table:formula="of:=SUM([.B163:.G163])" office:value-type="float" office:value="42.3612989" calcext:value-type="float">
            <text:p>42,3612989</text:p>
          </table:table-cell>
        </table:table-row>
        <table:table-row table:style-name="ro1">
          <table:table-cell office:value-type="string" calcext:value-type="string">
            <text:p>2023-01-08 18:36:05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67664" calcext:value-type="float">
            <text:p>0,466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3672" calcext:value-type="float">
            <text:p>41,63672</text:p>
          </table:table-cell>
          <table:table-cell/>
          <table:table-cell table:formula="of:=SUM([.B164:.G164])" office:value-type="float" office:value="42.3612989" calcext:value-type="float">
            <text:p>42,3612989</text:p>
          </table:table-cell>
        </table:table-row>
        <table:table-row table:style-name="ro1">
          <table:table-cell office:value-type="string" calcext:value-type="string">
            <text:p>2023-01-08 18:36:04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67664" calcext:value-type="float">
            <text:p>0,466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3672" calcext:value-type="float">
            <text:p>41,63672</text:p>
          </table:table-cell>
          <table:table-cell/>
          <table:table-cell table:formula="of:=SUM([.B165:.G165])" office:value-type="float" office:value="42.3612989" calcext:value-type="float">
            <text:p>42,3612989</text:p>
          </table:table-cell>
        </table:table-row>
        <table:table-row table:style-name="ro1">
          <table:table-cell office:value-type="string" calcext:value-type="string">
            <text:p>2023-01-08 18:36:03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67664" calcext:value-type="float">
            <text:p>0,466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3672" calcext:value-type="float">
            <text:p>41,63672</text:p>
          </table:table-cell>
          <table:table-cell/>
          <table:table-cell table:formula="of:=SUM([.B166:.G166])" office:value-type="float" office:value="42.3612989" calcext:value-type="float">
            <text:p>42,3612989</text:p>
          </table:table-cell>
        </table:table-row>
        <table:table-row table:style-name="ro1">
          <table:table-cell office:value-type="string" calcext:value-type="string">
            <text:p>2023-01-08 18:36:02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67664" calcext:value-type="float">
            <text:p>0,466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3672" calcext:value-type="float">
            <text:p>41,63672</text:p>
          </table:table-cell>
          <table:table-cell/>
          <table:table-cell table:formula="of:=SUM([.B167:.G167])" office:value-type="float" office:value="42.3612989" calcext:value-type="float">
            <text:p>42,3612989</text:p>
          </table:table-cell>
        </table:table-row>
        <table:table-row table:style-name="ro1">
          <table:table-cell office:value-type="string" calcext:value-type="string">
            <text:p>2023-01-08 18:36:01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67664" calcext:value-type="float">
            <text:p>0,466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3672" calcext:value-type="float">
            <text:p>41,63672</text:p>
          </table:table-cell>
          <table:table-cell/>
          <table:table-cell table:formula="of:=SUM([.B168:.G168])" office:value-type="float" office:value="42.3612989" calcext:value-type="float">
            <text:p>42,3612989</text:p>
          </table:table-cell>
        </table:table-row>
        <table:table-row table:style-name="ro1">
          <table:table-cell office:value-type="string" calcext:value-type="string">
            <text:p>2023-01-08 18:36:00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67664" calcext:value-type="float">
            <text:p>0,466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3672" calcext:value-type="float">
            <text:p>41,63672</text:p>
          </table:table-cell>
          <table:table-cell/>
          <table:table-cell table:formula="of:=SUM([.B169:.G169])" office:value-type="float" office:value="42.3612989" calcext:value-type="float">
            <text:p>42,3612989</text:p>
          </table:table-cell>
        </table:table-row>
        <table:table-row table:style-name="ro1">
          <table:table-cell office:value-type="string" calcext:value-type="string">
            <text:p>2023-01-08 18:35:59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67664" calcext:value-type="float">
            <text:p>0,466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3672" calcext:value-type="float">
            <text:p>41,63672</text:p>
          </table:table-cell>
          <table:table-cell/>
          <table:table-cell table:formula="of:=SUM([.B170:.G170])" office:value-type="float" office:value="42.3612989" calcext:value-type="float">
            <text:p>42,3612989</text:p>
          </table:table-cell>
        </table:table-row>
        <table:table-row table:style-name="ro1">
          <table:table-cell office:value-type="string" calcext:value-type="string">
            <text:p>2023-01-08 18:35:58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67664" calcext:value-type="float">
            <text:p>0,466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3672" calcext:value-type="float">
            <text:p>41,63672</text:p>
          </table:table-cell>
          <table:table-cell/>
          <table:table-cell table:formula="of:=SUM([.B171:.G171])" office:value-type="float" office:value="42.3612989" calcext:value-type="float">
            <text:p>42,3612989</text:p>
          </table:table-cell>
        </table:table-row>
        <table:table-row table:style-name="ro1">
          <table:table-cell office:value-type="string" calcext:value-type="string">
            <text:p>2023-01-08 18:35:57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67664" calcext:value-type="float">
            <text:p>0,466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3672" calcext:value-type="float">
            <text:p>41,63672</text:p>
          </table:table-cell>
          <table:table-cell/>
          <table:table-cell table:formula="of:=SUM([.B172:.G172])" office:value-type="float" office:value="42.3612989" calcext:value-type="float">
            <text:p>42,3612989</text:p>
          </table:table-cell>
        </table:table-row>
        <table:table-row table:style-name="ro1">
          <table:table-cell office:value-type="string" calcext:value-type="string">
            <text:p>2023-01-08 18:35:56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67664" calcext:value-type="float">
            <text:p>0,466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3672" calcext:value-type="float">
            <text:p>41,63672</text:p>
          </table:table-cell>
          <table:table-cell/>
          <table:table-cell table:formula="of:=SUM([.B173:.G173])" office:value-type="float" office:value="42.3612989" calcext:value-type="float">
            <text:p>42,3612989</text:p>
          </table:table-cell>
        </table:table-row>
        <table:table-row table:style-name="ro1">
          <table:table-cell office:value-type="string" calcext:value-type="string">
            <text:p>2023-01-08 18:35:55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67664" calcext:value-type="float">
            <text:p>0,466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3672" calcext:value-type="float">
            <text:p>41,63672</text:p>
          </table:table-cell>
          <table:table-cell/>
          <table:table-cell table:formula="of:=SUM([.B174:.G174])" office:value-type="float" office:value="42.3612989" calcext:value-type="float">
            <text:p>42,3612989</text:p>
          </table:table-cell>
        </table:table-row>
        <table:table-row table:style-name="ro1">
          <table:table-cell office:value-type="string" calcext:value-type="string">
            <text:p>2023-01-08 18:35:54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67664" calcext:value-type="float">
            <text:p>0,466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3672" calcext:value-type="float">
            <text:p>41,63672</text:p>
          </table:table-cell>
          <table:table-cell/>
          <table:table-cell table:formula="of:=SUM([.B175:.G175])" office:value-type="float" office:value="42.3612989" calcext:value-type="float">
            <text:p>42,3612989</text:p>
          </table:table-cell>
        </table:table-row>
        <table:table-row table:style-name="ro1">
          <table:table-cell office:value-type="string" calcext:value-type="string">
            <text:p>2023-01-08 18:35:53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67664" calcext:value-type="float">
            <text:p>0,466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3672" calcext:value-type="float">
            <text:p>41,63672</text:p>
          </table:table-cell>
          <table:table-cell/>
          <table:table-cell table:formula="of:=SUM([.B176:.G176])" office:value-type="float" office:value="42.3612989" calcext:value-type="float">
            <text:p>42,3612989</text:p>
          </table:table-cell>
        </table:table-row>
        <table:table-row table:style-name="ro1">
          <table:table-cell office:value-type="string" calcext:value-type="string">
            <text:p>2023-01-08 18:35:52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67664" calcext:value-type="float">
            <text:p>0,466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3672" calcext:value-type="float">
            <text:p>41,63672</text:p>
          </table:table-cell>
          <table:table-cell/>
          <table:table-cell table:formula="of:=SUM([.B177:.G177])" office:value-type="float" office:value="42.3612989" calcext:value-type="float">
            <text:p>42,3612989</text:p>
          </table:table-cell>
        </table:table-row>
        <table:table-row table:style-name="ro1">
          <table:table-cell office:value-type="string" calcext:value-type="string">
            <text:p>2023-01-08 18:35:51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67664" calcext:value-type="float">
            <text:p>0,466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3672" calcext:value-type="float">
            <text:p>41,63672</text:p>
          </table:table-cell>
          <table:table-cell/>
          <table:table-cell table:formula="of:=SUM([.B178:.G178])" office:value-type="float" office:value="42.3612989" calcext:value-type="float">
            <text:p>42,3612989</text:p>
          </table:table-cell>
        </table:table-row>
        <table:table-row table:style-name="ro1">
          <table:table-cell office:value-type="string" calcext:value-type="string">
            <text:p>2023-01-08 18:35:50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67664" calcext:value-type="float">
            <text:p>0,466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3672" calcext:value-type="float">
            <text:p>41,63672</text:p>
          </table:table-cell>
          <table:table-cell/>
          <table:table-cell table:formula="of:=SUM([.B179:.G179])" office:value-type="float" office:value="42.3612989" calcext:value-type="float">
            <text:p>42,3612989</text:p>
          </table:table-cell>
        </table:table-row>
        <table:table-row table:style-name="ro1">
          <table:table-cell office:value-type="string" calcext:value-type="string">
            <text:p>2023-01-08 18:35:49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67664" calcext:value-type="float">
            <text:p>0,466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3672" calcext:value-type="float">
            <text:p>41,63672</text:p>
          </table:table-cell>
          <table:table-cell/>
          <table:table-cell table:formula="of:=SUM([.B180:.G180])" office:value-type="float" office:value="42.3612989" calcext:value-type="float">
            <text:p>42,3612989</text:p>
          </table:table-cell>
        </table:table-row>
        <table:table-row table:style-name="ro1">
          <table:table-cell office:value-type="string" calcext:value-type="string">
            <text:p>2023-01-08 18:35:48</text:p>
          </table:table-cell>
          <table:table-cell office:value-type="float" office:value="0.2421875" calcext:value-type="float">
            <text:p>0,242187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667664" calcext:value-type="float">
            <text:p>0,4667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63672" calcext:value-type="float">
            <text:p>41,63672</text:p>
          </table:table-cell>
          <table:table-cell/>
          <table:table-cell table:formula="of:=SUM([.B181:.G181])" office:value-type="float" office:value="42.3612989" calcext:value-type="float">
            <text:p>42,3612989</text:p>
          </table:table-cell>
        </table:table-row>
      </table:table>
      <table:table table:name="Sheet2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sixth</text:p>
          </table:table-cell>
          <table:table-cell office:value-type="string" calcext:value-type="string">
            <text:p>seventh</text:p>
          </table:table-cell>
          <table:table-cell office:value-type="string" calcext:value-type="string">
            <text:p>eigth</text:p>
          </table:table-cell>
          <table:table-cell office:value-type="string" calcext:value-type="string">
            <text:p>ninth</text:p>
          </table:table-cell>
          <table:table-cell office:value-type="string" calcext:value-type="string">
            <text:p>tenth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eak avg</text:p>
          </table:table-cell>
          <table:table-cell office:value-type="string" calcext:value-type="string">
            <text:p>peak:</text:p>
          </table:table-cell>
          <table:table-cell/>
          <table:table-cell office:value-type="string" calcext:value-type="string">
            <text:p>avg of testdata</text:p>
          </table:table-cell>
        </table:table-row>
        <table:table-row table:style-name="ro1">
          <table:table-cell office:value-type="float" office:value="388.88868" calcext:value-type="float">
            <text:p>388,88868</text:p>
          </table:table-cell>
          <table:table-cell office:value-type="float" office:value="418.98133" calcext:value-type="float">
            <text:p>418,98133</text:p>
          </table:table-cell>
          <table:table-cell office:value-type="float" office:value="422.539" calcext:value-type="float">
            <text:p>422,539</text:p>
          </table:table-cell>
          <table:table-cell office:value-type="float" office:value="394.00072" calcext:value-type="float">
            <text:p>394,00072</text:p>
          </table:table-cell>
          <table:table-cell office:value-type="float" office:value="386.5034" calcext:value-type="float">
            <text:p>386,5034</text:p>
          </table:table-cell>
          <table:table-cell office:value-type="float" office:value="308.228244" calcext:value-type="float">
            <text:p>308,228244</text:p>
          </table:table-cell>
          <table:table-cell office:value-type="float" office:value="425.80607" calcext:value-type="float">
            <text:p>425,80607</text:p>
          </table:table-cell>
          <table:table-cell office:value-type="float" office:value="553.52346" calcext:value-type="float">
            <text:p>553,52346</text:p>
          </table:table-cell>
          <table:table-cell office:value-type="float" office:value="413.39596" calcext:value-type="float">
            <text:p>413,39596</text:p>
          </table:table-cell>
          <table:table-cell office:value-type="float" office:value="378.14853" calcext:value-type="float">
            <text:p>378,14853</text:p>
          </table:table-cell>
          <table:table-cell table:formula="of:=AVERAGE([.A2:.J2])" office:value-type="float" office:value="409.0015394" calcext:value-type="float">
            <text:p>409,0015394</text:p>
          </table:table-cell>
          <table:table-cell table:formula="of:=AVERAGE([.A13];[.B13];[.C13];[.D13];[.E13];[.F13];[.G13];[.H13];[.I13];[.J13])" office:value-type="float" office:value="565.418168" calcext:value-type="float">
            <text:p>565,418168</text:p>
          </table:table-cell>
          <table:table-cell table:formula="of:=MAX([Sheet1.B:.B])" office:value-type="float" office:value="546.7891" calcext:value-type="float">
            <text:p>546,7891</text:p>
          </table:table-cell>
          <table:table-cell/>
          <table:table-cell table:formula="of:=AVERAGE([.A2:.J5])" office:value-type="float" office:value="489.0746336" calcext:value-type="float">
            <text:p>489,0746336</text:p>
          </table:table-cell>
        </table:table-row>
        <table:table-row table:style-name="ro1">
          <table:table-cell office:value-type="float" office:value="511.78964" calcext:value-type="float">
            <text:p>511,78964</text:p>
          </table:table-cell>
          <table:table-cell office:value-type="float" office:value="530.97946" calcext:value-type="float">
            <text:p>530,97946</text:p>
          </table:table-cell>
          <table:table-cell office:value-type="float" office:value="494.47051" calcext:value-type="float">
            <text:p>494,47051</text:p>
          </table:table-cell>
          <table:table-cell office:value-type="float" office:value="505.7489" calcext:value-type="float">
            <text:p>505,7489</text:p>
          </table:table-cell>
          <table:table-cell office:value-type="float" office:value="501.48095" calcext:value-type="float">
            <text:p>501,48095</text:p>
          </table:table-cell>
          <table:table-cell office:value-type="float" office:value="761.37391" calcext:value-type="float">
            <text:p>761,37391</text:p>
          </table:table-cell>
          <table:table-cell office:value-type="float" office:value="490.04529" calcext:value-type="float">
            <text:p>490,04529</text:p>
          </table:table-cell>
          <table:table-cell office:value-type="float" office:value="775.03415" calcext:value-type="float">
            <text:p>775,03415</text:p>
          </table:table-cell>
          <table:table-cell office:value-type="float" office:value="509.04613" calcext:value-type="float">
            <text:p>509,04613</text:p>
          </table:table-cell>
          <table:table-cell office:value-type="float" office:value="479.45873" calcext:value-type="float">
            <text:p>479,45873</text:p>
          </table:table-cell>
          <table:table-cell table:formula="of:=AVERAGE([.A3:.J3])" office:value-type="float" office:value="555.942767" calcext:value-type="float">
            <text:p>555,942767</text:p>
          </table:table-cell>
          <table:table-cell table:number-columns-repeated="4"/>
        </table:table-row>
        <table:table-row table:style-name="ro1">
          <table:table-cell office:value-type="float" office:value="509.40403" calcext:value-type="float">
            <text:p>509,40403</text:p>
          </table:table-cell>
          <table:table-cell office:value-type="float" office:value="523.65825" calcext:value-type="float">
            <text:p>523,65825</text:p>
          </table:table-cell>
          <table:table-cell office:value-type="float" office:value="514.97101" calcext:value-type="float">
            <text:p>514,97101</text:p>
          </table:table-cell>
          <table:table-cell office:value-type="float" office:value="521.38488" calcext:value-type="float">
            <text:p>521,38488</text:p>
          </table:table-cell>
          <table:table-cell office:value-type="float" office:value="503.45977" calcext:value-type="float">
            <text:p>503,45977</text:p>
          </table:table-cell>
          <table:table-cell office:value-type="float" office:value="505.60422" calcext:value-type="float">
            <text:p>505,60422</text:p>
          </table:table-cell>
          <table:table-cell office:value-type="float" office:value="516.53779" calcext:value-type="float">
            <text:p>516,53779</text:p>
          </table:table-cell>
          <table:table-cell office:value-type="float" office:value="504.56553" calcext:value-type="float">
            <text:p>504,56553</text:p>
          </table:table-cell>
          <table:table-cell office:value-type="float" office:value="509.04613" calcext:value-type="float">
            <text:p>509,04613</text:p>
          </table:table-cell>
          <table:table-cell office:value-type="float" office:value="509.60494" calcext:value-type="float">
            <text:p>509,60494</text:p>
          </table:table-cell>
          <table:table-cell table:formula="of:=AVERAGE([.A4:.J4])" office:value-type="float" office:value="511.823655" calcext:value-type="float">
            <text:p>511,823655</text:p>
          </table:table-cell>
          <table:table-cell table:number-columns-repeated="4"/>
        </table:table-row>
        <table:table-row table:style-name="ro1">
          <table:table-cell office:value-type="float" office:value="449.08658" calcext:value-type="float">
            <text:p>449,08658</text:p>
          </table:table-cell>
          <table:table-cell office:value-type="float" office:value="434.77708" calcext:value-type="float">
            <text:p>434,77708</text:p>
          </table:table-cell>
          <table:table-cell office:value-type="float" office:value="514.97101" calcext:value-type="float">
            <text:p>514,97101</text:p>
          </table:table-cell>
          <table:table-cell office:value-type="float" office:value="496.35831" calcext:value-type="float">
            <text:p>496,35831</text:p>
          </table:table-cell>
          <table:table-cell office:value-type="float" office:value="461.9237" calcext:value-type="float">
            <text:p>461,9237</text:p>
          </table:table-cell>
          <table:table-cell office:value-type="float" office:value="505.60422" calcext:value-type="float">
            <text:p>505,60422</text:p>
          </table:table-cell>
          <table:table-cell office:value-type="float" office:value="516.53779" calcext:value-type="float">
            <text:p>516,53779</text:p>
          </table:table-cell>
          <table:table-cell office:value-type="float" office:value="497.83476" calcext:value-type="float">
            <text:p>497,83476</text:p>
          </table:table-cell>
          <table:table-cell office:value-type="float" office:value="415.50116" calcext:value-type="float">
            <text:p>415,50116</text:p>
          </table:table-cell>
          <table:table-cell office:value-type="float" office:value="502.71112" calcext:value-type="float">
            <text:p>502,71112</text:p>
          </table:table-cell>
          <table:table-cell table:formula="of:=AVERAGE([.A5:.J5])" office:value-type="float" office:value="479.530573" calcext:value-type="float">
            <text:p>479,530573</text:p>
          </table:table-cell>
          <table:table-cell table:number-columns-repeated="4"/>
        </table:table-row>
        <table:table-row table:style-name="ro1">
          <table:table-cell office:value-type="float" office:value="154.255702" calcext:value-type="float">
            <text:p>154,255702</text:p>
          </table:table-cell>
          <table:table-cell office:value-type="float" office:value="76.869615" calcext:value-type="float">
            <text:p>76,869615</text:p>
          </table:table-cell>
          <table:table-cell office:value-type="float" office:value="397.80636" calcext:value-type="float">
            <text:p>397,80636</text:p>
          </table:table-cell>
          <table:table-cell office:value-type="float" office:value="248.11436" calcext:value-type="float">
            <text:p>248,11436</text:p>
          </table:table-cell>
          <table:table-cell office:value-type="float" office:value="253.35863" calcext:value-type="float">
            <text:p>253,35863</text:p>
          </table:table-cell>
          <table:table-cell office:value-type="float" office:value="401.48573" calcext:value-type="float">
            <text:p>401,48573</text:p>
          </table:table-cell>
          <table:table-cell office:value-type="float" office:value="319.85758" calcext:value-type="float">
            <text:p>319,85758</text:p>
          </table:table-cell>
          <table:table-cell office:value-type="float" office:value="329.43395" calcext:value-type="float">
            <text:p>329,43395</text:p>
          </table:table-cell>
          <table:table-cell/>
          <table:table-cell office:value-type="float" office:value="309.37787" calcext:value-type="float">
            <text:p>309,37787</text:p>
          </table:table-cell>
          <table:table-cell table:formula="of:=AVERAGE([.A6:.J6])" office:value-type="float" office:value="276.728866333333" calcext:value-type="float">
            <text:p>276,728866333333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0" office:value-type="string" calcext:value-type="string">
            <text:p>Average</text:p>
          </table:table-cell>
          <table:table-cell table:number-columns-repeated="5"/>
        </table:table-row>
        <table:table-row table:style-name="ro1">
          <table:table-cell table:formula="of:=AVERAGE([.A2:.A5])" office:value-type="float" office:value="464.7922325" calcext:value-type="float">
            <text:p>464,7922325</text:p>
          </table:table-cell>
          <table:table-cell table:formula="of:=AVERAGE([.B2:.B5])" office:value-type="float" office:value="477.09903" calcext:value-type="float">
            <text:p>477,09903</text:p>
          </table:table-cell>
          <table:table-cell table:formula="of:=AVERAGE([.C2:.C5])" office:value-type="float" office:value="486.7378825" calcext:value-type="float">
            <text:p>486,7378825</text:p>
          </table:table-cell>
          <table:table-cell table:formula="of:=AVERAGE([.D2:.D5])" office:value-type="float" office:value="479.3732025" calcext:value-type="float">
            <text:p>479,3732025</text:p>
          </table:table-cell>
          <table:table-cell table:formula="of:=AVERAGE([.E2:.E5])" office:value-type="float" office:value="463.341955" calcext:value-type="float">
            <text:p>463,341955</text:p>
          </table:table-cell>
          <table:table-cell table:formula="of:=AVERAGE([.F2:.F5])" office:value-type="float" office:value="520.2026485" calcext:value-type="float">
            <text:p>520,2026485</text:p>
          </table:table-cell>
          <table:table-cell table:formula="of:=AVERAGE([.G2:.G5])" office:value-type="float" office:value="487.231735" calcext:value-type="float">
            <text:p>487,231735</text:p>
          </table:table-cell>
          <table:table-cell table:formula="of:=AVERAGE([.H2:.H5])" office:value-type="float" office:value="582.739475" calcext:value-type="float">
            <text:p>582,739475</text:p>
          </table:table-cell>
          <table:table-cell table:formula="of:=AVERAGE([.I2:.I5])" office:value-type="float" office:value="461.747345" calcext:value-type="float">
            <text:p>461,747345</text:p>
          </table:table-cell>
          <table:table-cell table:formula="of:=AVERAGE([.J2:.J5])" office:value-type="float" office:value="467.48083" calcext:value-type="float">
            <text:p>467,48083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0" office:value-type="string" calcext:value-type="string">
            <text:p>Peak</text:p>
          </table:table-cell>
          <table:table-cell table:number-columns-repeated="5"/>
        </table:table-row>
        <table:table-row table:style-name="ro1">
          <table:table-cell table:formula="of:=MAX([.A2:.A5])" office:value-type="float" office:value="511.78964" calcext:value-type="float">
            <text:p>511,78964</text:p>
          </table:table-cell>
          <table:table-cell table:formula="of:=MAX([.B2:.B5])" office:value-type="float" office:value="530.97946" calcext:value-type="float">
            <text:p>530,97946</text:p>
          </table:table-cell>
          <table:table-cell table:formula="of:=MAX([.C2:.C5])" office:value-type="float" office:value="514.97101" calcext:value-type="float">
            <text:p>514,97101</text:p>
          </table:table-cell>
          <table:table-cell table:formula="of:=MAX([.D2:.D5])" office:value-type="float" office:value="521.38488" calcext:value-type="float">
            <text:p>521,38488</text:p>
          </table:table-cell>
          <table:table-cell table:formula="of:=MAX([.E2:.E5])" office:value-type="float" office:value="503.45977" calcext:value-type="float">
            <text:p>503,45977</text:p>
          </table:table-cell>
          <table:table-cell table:formula="of:=MAX([.F2:.F5])" office:value-type="float" office:value="761.37391" calcext:value-type="float">
            <text:p>761,37391</text:p>
          </table:table-cell>
          <table:table-cell table:formula="of:=MAX([.G2:.G5])" office:value-type="float" office:value="516.53779" calcext:value-type="float">
            <text:p>516,53779</text:p>
          </table:table-cell>
          <table:table-cell table:formula="of:=MAX([.H2:.H5])" office:value-type="float" office:value="775.03415" calcext:value-type="float">
            <text:p>775,03415</text:p>
          </table:table-cell>
          <table:table-cell table:formula="of:=MAX([.I2:.I5])" office:value-type="float" office:value="509.04613" calcext:value-type="float">
            <text:p>509,04613</text:p>
          </table:table-cell>
          <table:table-cell table:formula="of:=MAX([.J2:.J5])" office:value-type="float" office:value="509.60494" calcext:value-type="float">
            <text:p>509,6049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Hind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6" number:min-decimal-places="6" number:min-integer-digits="1"/>
    </number:number-style>
    <number:number-style style:name="N107">
      <number:number number:decimal-places="0" number:min-decimal-places="0" number:min-integer-digits="7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20:31:37.238798271</meta:creation-date>
    <dc:date>2023-01-10T01:31:09.145627041</dc:date>
    <meta:editing-duration>PT7M</meta:editing-duration>
    <meta:editing-cycles>2</meta:editing-cycles>
    <meta:generator>LibreOffice/7.4.3.2$Linux_X86_64 LibreOffice_project/40$Build-2</meta:generator>
    <meta:document-statistic meta:table-count="2" meta:cell-count="1559" meta:object-count="0"/>
  </office:meta>
</office:document-meta>
</file>